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7" style:family="paragraph" style:parent-style-name="Standard">
      <style:text-properties style:font-name="Liberation Serif1" fo:font-size="14pt" officeooo:rsid="001cbe91" officeooo:paragraph-rsid="001ef97e" style:font-size-asian="14pt" style:font-size-complex="14pt"/>
    </style:style>
    <style:style style:name="P8" style:family="paragraph" style:parent-style-name="Standard">
      <style:text-properties style:font-name="Liberation Serif1" fo:font-size="14pt" officeooo:rsid="0038a928" officeooo:paragraph-rsid="0038a928" style:font-size-asian="14pt" style:font-size-complex="14pt"/>
    </style:style>
    <style:style style:name="P9" style:family="paragraph" style:parent-style-name="Standard">
      <style:text-properties style:font-name="Liberation Serif1" fo:font-size="14pt" officeooo:rsid="0038a928" officeooo:paragraph-rsid="00686f2a" style:font-size-asian="14pt" style:font-size-complex="14pt"/>
    </style:style>
    <style:style style:name="P10" style:family="paragraph" style:parent-style-name="Standard">
      <style:text-properties style:font-name="Liberation Serif1" fo:font-size="14pt" officeooo:rsid="0038a928" officeooo:paragraph-rsid="007bc84e" style:font-size-asian="14pt" style:font-size-complex="14pt"/>
    </style:style>
    <style:style style:name="P11" style:family="paragraph" style:parent-style-name="Standard">
      <style:text-properties style:font-name="Liberation Serif1" fo:font-size="14pt" officeooo:rsid="0038a928" officeooo:paragraph-rsid="00f8b0ea" style:font-size-asian="14pt" style:font-size-complex="14pt"/>
    </style:style>
    <style:style style:name="P12" style:family="paragraph" style:parent-style-name="Standard">
      <style:text-properties style:font-name="Liberation Serif1" fo:font-size="14pt" officeooo:rsid="0038a928" officeooo:paragraph-rsid="010d3e37" style:font-size-asian="14pt" style:font-size-complex="14pt"/>
    </style:style>
    <style:style style:name="P13"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4" style:family="paragraph" style:parent-style-name="Standard">
      <style:text-properties style:font-name="Liberation Serif1" fo:font-size="14pt" officeooo:rsid="00433b8c" officeooo:paragraph-rsid="00433b8c" style:font-size-asian="14pt" style:font-size-complex="14pt"/>
    </style:style>
    <style:style style:name="P15" style:family="paragraph" style:parent-style-name="Standard">
      <style:text-properties style:font-name="Liberation Serif1" fo:font-size="14pt" officeooo:rsid="0066ee84" officeooo:paragraph-rsid="0066ee84" style:font-size-asian="14pt" style:font-size-complex="14pt"/>
    </style:style>
    <style:style style:name="P16" style:family="paragraph" style:parent-style-name="Standard">
      <style:text-properties style:font-name="Liberation Serif1" fo:font-size="14pt" officeooo:rsid="007e85b9" officeooo:paragraph-rsid="007e85b9" style:font-size-asian="14pt" style:font-size-complex="14pt"/>
    </style:style>
    <style:style style:name="P17" style:family="paragraph" style:parent-style-name="Standard">
      <style:text-properties style:font-name="Liberation Serif1" fo:font-size="14pt" officeooo:rsid="0080412f" officeooo:paragraph-rsid="0081a97f" style:font-size-asian="14pt" style:font-size-complex="14pt"/>
    </style:style>
    <style:style style:name="P18" style:family="paragraph" style:parent-style-name="Standard">
      <style:text-properties style:font-name="Liberation Serif1" fo:font-size="14pt" officeooo:rsid="0081a97f" officeooo:paragraph-rsid="0081a97f" style:font-size-asian="14pt" style:font-size-complex="14pt"/>
    </style:style>
    <style:style style:name="P19" style:family="paragraph" style:parent-style-name="Standard">
      <style:text-properties style:font-name="Liberation Serif1" fo:font-size="14pt" officeooo:rsid="0097e115" officeooo:paragraph-rsid="00996008" style:font-size-asian="14pt" style:font-size-complex="14pt"/>
    </style:style>
    <style:style style:name="P20" style:family="paragraph" style:parent-style-name="Standard">
      <style:text-properties style:font-name="Liberation Serif1" fo:font-size="14pt" officeooo:rsid="00996008" officeooo:paragraph-rsid="00996008" style:font-size-asian="14pt" style:font-size-complex="14pt"/>
    </style:style>
    <style:style style:name="P21" style:family="paragraph" style:parent-style-name="Standard">
      <style:text-properties style:font-name="Liberation Serif1" fo:font-size="14pt" style:text-underline-style="none" officeooo:rsid="0005b44f" officeooo:paragraph-rsid="0008ce61" style:font-size-asian="14pt" style:font-size-complex="14pt"/>
    </style:style>
    <style:style style:name="P22" style:family="paragraph" style:parent-style-name="Standard">
      <style:text-properties style:font-name="Liberation Serif1" fo:font-size="14pt" style:text-underline-style="none" officeooo:rsid="0005b44f" officeooo:paragraph-rsid="00171782" style:font-size-asian="14pt" style:font-size-complex="14pt"/>
    </style:style>
    <style:style style:name="P23" style:family="paragraph" style:parent-style-name="Standard">
      <style:text-properties style:font-name="Liberation Serif1" fo:font-size="14pt" style:text-underline-style="none" officeooo:rsid="000f77ec" officeooo:paragraph-rsid="0005b44f" style:font-size-asian="14pt" style:font-size-complex="14pt"/>
    </style:style>
    <style:style style:name="P24" style:family="paragraph" style:parent-style-name="Standard">
      <style:text-properties style:font-name="Liberation Serif1" fo:font-size="14pt" style:text-underline-style="none" officeooo:rsid="0081a97f" officeooo:paragraph-rsid="0081a97f" style:font-size-asian="14pt" style:font-size-complex="14pt"/>
    </style:style>
    <style:style style:name="P25"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Liberation Serif1" fo:font-size="14pt" fo:font-weight="bold" officeooo:rsid="00891109" officeooo:paragraph-rsid="00f3a03c" style:font-size-asian="14pt" style:font-weight-asian="bold" style:font-size-complex="14pt" style:font-weight-complex="bold"/>
    </style:style>
    <style:style style:name="P27"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30"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32"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33"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36"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37" style:family="paragraph" style:parent-style-name="Standard">
      <style:text-properties style:text-position="0% 100%" style:font-name="Liberation Serif1" fo:font-size="14pt" style:text-underline-style="none" officeooo:rsid="0005b44f" officeooo:paragraph-rsid="00372ae5" style:font-size-asian="14pt" style:font-size-complex="14pt"/>
    </style:style>
    <style:style style:name="P38"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39"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40"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41"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42"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43"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44"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45"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46"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47"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48"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49" style:family="paragraph" style:parent-style-name="Standard">
      <style:text-properties style:text-position="0% 100%" style:font-name="Liberation Serif1" fo:font-size="14pt" style:text-underline-style="none" officeooo:rsid="000f77ec" officeooo:paragraph-rsid="0049cd2f" style:font-size-asian="14pt" style:font-size-complex="14pt"/>
    </style:style>
    <style:style style:name="P50"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51"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52"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53"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54"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55" style:family="paragraph" style:parent-style-name="Standard">
      <style:text-properties style:text-position="0% 100%" style:font-name="Liberation Serif1" fo:font-size="14pt" style:text-underline-style="none" officeooo:rsid="00bd6744" officeooo:paragraph-rsid="0111336d" style:font-size-asian="14pt" style:font-size-complex="14pt"/>
    </style:style>
    <style:style style:name="P56" style:family="paragraph" style:parent-style-name="Standard">
      <style:text-properties style:text-position="0% 100%" style:font-name="Liberation Serif1" fo:font-size="14pt" style:text-underline-style="none" officeooo:rsid="00bd6744" officeooo:paragraph-rsid="012747fe" style:font-size-asian="14pt" style:font-size-complex="14pt"/>
    </style:style>
    <style:style style:name="P57"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58" style:family="paragraph" style:parent-style-name="Standard">
      <style:text-properties style:text-position="0% 100%" style:font-name="Liberation Serif1" fo:font-size="14pt" style:text-underline-style="none" officeooo:rsid="00e49080" officeooo:paragraph-rsid="00e49080" style:font-size-asian="14pt" style:font-size-complex="14pt"/>
    </style:style>
    <style:style style:name="P59"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60" style:family="paragraph" style:parent-style-name="Standard">
      <style:text-properties style:text-position="0% 100%" style:font-name="Liberation Serif1" fo:font-size="14pt" style:text-underline-style="none" officeooo:rsid="0083bcc8" officeooo:paragraph-rsid="0119ed1c" style:font-size-asian="14pt" style:font-size-complex="14pt"/>
    </style:style>
    <style:style style:name="P61" style:family="paragraph" style:parent-style-name="Standard">
      <style:text-properties style:text-position="0% 100%" style:font-name="Liberation Serif1" fo:font-size="14pt" style:text-underline-style="none" officeooo:rsid="011cad5c" officeooo:paragraph-rsid="011cad5c" style:font-size-asian="14pt" style:font-size-complex="14pt"/>
    </style:style>
    <style:style style:name="P62" style:family="paragraph" style:parent-style-name="Standard">
      <style:text-properties style:text-position="0% 100%" style:font-name="Liberation Serif1" fo:font-size="14pt" style:text-underline-style="none" officeooo:rsid="0122ea0d" officeooo:paragraph-rsid="012a724d" style:font-size-asian="14pt" style:font-size-complex="14pt"/>
    </style:style>
    <style:style style:name="P63"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64"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69" style:family="paragraph" style:parent-style-name="Standard">
      <style:text-properties style:text-position="0% 100%" style:font-name="Liberation Serif1" fo:font-size="14pt" officeooo:rsid="00e49080" officeooo:paragraph-rsid="00e49080" style:font-size-asian="14pt" style:font-size-complex="14pt"/>
    </style:style>
    <style:style style:name="P70" style:family="paragraph" style:parent-style-name="Standard">
      <style:text-properties style:text-position="0% 100%" fo:font-size="14pt" officeooo:rsid="0083bcc8" officeooo:paragraph-rsid="0087687a" style:font-size-asian="14pt" style:font-size-complex="14pt"/>
    </style:style>
    <style:style style:name="P71" style:family="paragraph" style:parent-style-name="Standard">
      <style:text-properties style:text-position="0% 100%" fo:font-size="14pt" officeooo:rsid="0083bcc8" officeooo:paragraph-rsid="011b8962" style:font-size-asian="14pt" style:font-size-complex="14pt"/>
    </style:style>
    <style:style style:name="P72" style:family="paragraph" style:parent-style-name="Standard">
      <style:text-properties fo:font-size="14pt" officeooo:rsid="0005b44f" officeooo:paragraph-rsid="001ee5fe" style:font-size-asian="14pt" style:font-size-complex="14pt"/>
    </style:style>
    <style:style style:name="P73" style:family="paragraph" style:parent-style-name="Standard">
      <style:text-properties fo:font-size="14pt" officeooo:rsid="0005b44f" officeooo:paragraph-rsid="00324465" style:font-size-asian="14pt" style:font-size-complex="14pt"/>
    </style:style>
    <style:style style:name="P74" style:family="paragraph" style:parent-style-name="Standard">
      <style:text-properties fo:font-size="14pt" officeooo:rsid="0005b44f" officeooo:paragraph-rsid="002b3487" style:font-size-asian="14pt" style:font-size-complex="14pt"/>
    </style:style>
    <style:style style:name="P75" style:family="paragraph" style:parent-style-name="Standard">
      <style:text-properties fo:font-size="14pt" officeooo:rsid="0005b44f" officeooo:paragraph-rsid="008378b5" style:font-size-asian="14pt" style:font-size-complex="14pt"/>
    </style:style>
    <style:style style:name="P76" style:family="paragraph" style:parent-style-name="Standard">
      <style:text-properties fo:font-size="14pt" officeooo:rsid="0005b44f" officeooo:paragraph-rsid="008d56e7" style:font-size-asian="14pt" style:font-size-complex="14pt"/>
    </style:style>
    <style:style style:name="P77" style:family="paragraph" style:parent-style-name="Standard">
      <style:text-properties fo:font-size="14pt" officeooo:rsid="0005b44f" officeooo:paragraph-rsid="008e9560" style:font-size-asian="14pt" style:font-size-complex="14pt"/>
    </style:style>
    <style:style style:name="P78" style:family="paragraph" style:parent-style-name="Standard">
      <style:text-properties fo:font-size="14pt" officeooo:rsid="0005b44f" officeooo:paragraph-rsid="008ebca1" style:font-size-asian="14pt" style:font-size-complex="14pt"/>
    </style:style>
    <style:style style:name="P79" style:family="paragraph" style:parent-style-name="Standard">
      <style:text-properties fo:font-size="14pt" officeooo:rsid="0005b44f" officeooo:paragraph-rsid="009c6108" style:font-size-asian="14pt" style:font-size-complex="14pt"/>
    </style:style>
    <style:style style:name="P80" style:family="paragraph" style:parent-style-name="Standard">
      <style:text-properties fo:font-size="14pt" officeooo:rsid="0005b44f" officeooo:paragraph-rsid="00a00320" style:font-size-asian="14pt" style:font-size-complex="14pt"/>
    </style:style>
    <style:style style:name="P81" style:family="paragraph" style:parent-style-name="Standard">
      <style:text-properties fo:font-size="14pt" officeooo:rsid="0005b44f" officeooo:paragraph-rsid="00b01816" style:font-size-asian="14pt" style:font-size-complex="14pt"/>
    </style:style>
    <style:style style:name="P82" style:family="paragraph" style:parent-style-name="Standard">
      <style:text-properties fo:font-size="14pt" officeooo:rsid="0005b44f" officeooo:paragraph-rsid="00372ae5" style:font-size-asian="14pt" style:font-size-complex="14pt"/>
    </style:style>
    <style:style style:name="P83" style:family="paragraph" style:parent-style-name="Standard">
      <style:text-properties fo:font-size="14pt" officeooo:rsid="0005b44f" officeooo:paragraph-rsid="00be6b20" style:font-size-asian="14pt" style:font-size-complex="14pt"/>
    </style:style>
    <style:style style:name="P84" style:family="paragraph" style:parent-style-name="Standard">
      <style:text-properties fo:font-size="14pt" officeooo:rsid="0005b44f" officeooo:paragraph-rsid="00edc9d5" style:font-size-asian="14pt" style:font-size-complex="14pt"/>
    </style:style>
    <style:style style:name="P85" style:family="paragraph" style:parent-style-name="Standard">
      <style:text-properties fo:font-size="14pt" officeooo:rsid="0005b44f" officeooo:paragraph-rsid="0123b795" style:font-size-asian="14pt" style:font-size-complex="14pt"/>
    </style:style>
    <style:style style:name="P86" style:family="paragraph" style:parent-style-name="Standard">
      <style:text-properties fo:font-size="14pt" officeooo:rsid="0005b44f" officeooo:paragraph-rsid="01344f19" style:font-size-asian="14pt" style:font-size-complex="14pt"/>
    </style:style>
    <style:style style:name="P87" style:family="paragraph" style:parent-style-name="Standard">
      <style:text-properties fo:font-size="14pt" officeooo:rsid="00152cdb" officeooo:paragraph-rsid="00171782" style:font-size-asian="14pt" style:font-size-complex="14pt"/>
    </style:style>
    <style:style style:name="P88" style:family="paragraph" style:parent-style-name="Standard">
      <style:text-properties fo:font-size="14pt" officeooo:rsid="00152cdb" officeooo:paragraph-rsid="001cf72a" style:font-size-asian="14pt" style:font-size-complex="14pt"/>
    </style:style>
    <style:style style:name="P89" style:family="paragraph" style:parent-style-name="Standard">
      <style:text-properties fo:font-size="14pt" officeooo:rsid="00152cdb" officeooo:paragraph-rsid="00e2b992" style:font-size-asian="14pt" style:font-size-complex="14pt"/>
    </style:style>
    <style:style style:name="P90" style:family="paragraph" style:parent-style-name="Standard">
      <style:text-properties fo:font-size="14pt" officeooo:rsid="0083bcc8" officeooo:paragraph-rsid="00844278" style:font-size-asian="14pt" style:font-size-complex="14pt"/>
    </style:style>
    <style:style style:name="P91" style:family="paragraph" style:parent-style-name="Standard">
      <style:text-properties style:text-position="sub 58%" style:font-name="Liberation Serif1" fo:font-size="14pt" style:text-underline-style="none" officeooo:rsid="0097e115" officeooo:paragraph-rsid="0097e115" style:font-size-asian="14pt" style:font-size-complex="14pt"/>
    </style:style>
    <style:style style:name="P92"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93" style:family="paragraph" style:parent-style-name="Preformatted_20_Text">
      <style:text-properties fo:color="#000000" style:text-position="0% 100%" style:font-name="Liberation Serif1" fo:font-size="14pt" style:text-underline-style="none" officeooo:rsid="00edc9d5" officeooo:paragraph-rsid="013fb825" style:font-size-asian="14pt" style:font-size-complex="14pt"/>
    </style:style>
    <style:style style:name="P94" style:family="paragraph" style:parent-style-name="Standard" style:list-style-name="L1">
      <style:text-properties style:font-name="Liberation Serif1" fo:font-size="14pt" officeooo:rsid="00433b8c" officeooo:paragraph-rsid="00433b8c" style:font-size-asian="14pt" style:font-size-complex="14pt"/>
    </style:style>
    <style:style style:name="P95" style:family="paragraph" style:parent-style-name="Standard" style:list-style-name="L1">
      <style:text-properties style:font-name="Liberation Serif1" fo:font-size="14pt" officeooo:rsid="00780e77" officeooo:paragraph-rsid="00780e77" style:font-size-asian="14pt" style:font-size-complex="14pt"/>
    </style:style>
    <style:style style:name="P96" style:family="paragraph" style:parent-style-name="Standard">
      <style:text-properties style:font-name="Liberation Serif1" fo:font-size="14pt" officeooo:rsid="0038a928" officeooo:paragraph-rsid="014c4da1" style:font-size-asian="14pt" style:font-size-complex="14pt"/>
    </style:style>
    <style:style style:name="P97" style:family="paragraph" style:parent-style-name="Standard">
      <style:text-properties style:font-name="Liberation Serif1" fo:font-size="14pt" officeooo:rsid="0038a928" officeooo:paragraph-rsid="00686f2a" style:font-size-asian="14pt" style:font-size-complex="14pt"/>
    </style:style>
    <style:style style:name="P98" style:family="paragraph" style:parent-style-name="Standard">
      <style:text-properties style:font-name="Liberation Serif1" fo:font-size="14pt" officeooo:rsid="001cbe91" officeooo:paragraph-rsid="001ef97e" style:font-size-asian="14pt" style:font-size-complex="14pt"/>
    </style:style>
    <style:style style:name="P99" style:family="paragraph" style:parent-style-name="Standard" style:list-style-name="L1">
      <style:text-properties style:font-name="Liberation Serif1" fo:font-size="14pt" officeooo:rsid="015365a6" officeooo:paragraph-rsid="015365a6" style:font-size-asian="14pt" style:font-size-complex="14pt"/>
    </style:style>
    <style:style style:name="P100"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01"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103"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104" style:family="paragraph" style:parent-style-name="Standard">
      <style:text-properties fo:font-size="14pt" officeooo:rsid="0005b44f" officeooo:paragraph-rsid="014dd86f" style:font-size-asian="14pt" style:font-size-complex="14pt"/>
    </style:style>
    <style:style style:name="P105" style:family="paragraph" style:parent-style-name="Standard">
      <style:text-properties style:text-position="0% 100%" fo:font-size="14pt" officeooo:rsid="0005b44f" officeooo:paragraph-rsid="014dd86f" style:font-size-asian="14pt" style:font-size-complex="14pt"/>
    </style:style>
    <style:style style:name="P106" style:family="paragraph" style:parent-style-name="Standard">
      <style:text-properties style:text-position="0% 100%" style:font-name="Liberation Serif1" fo:font-size="14pt" style:text-underline-style="none" officeooo:rsid="0005b44f" officeooo:paragraph-rsid="014dd86f" style:font-size-asian="14pt" style:font-size-complex="14pt"/>
    </style:style>
    <style:style style:name="P107" style:family="paragraph" style:parent-style-name="Standard">
      <style:text-properties style:text-position="0% 100%" style:font-name="Liberation Serif1" fo:font-size="14pt" style:text-underline-style="none" officeooo:rsid="00152cdb" officeooo:paragraph-rsid="014f0d12" style:font-size-asian="14pt" style:font-size-complex="14pt"/>
    </style:style>
    <style:style style:name="P108"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109"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110"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111"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112"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113" style:family="paragraph">
      <loext:graphic-properties draw:fill-color="#000000"/>
      <style:paragraph-properties fo:text-align="center"/>
    </style:style>
    <style:style style:name="P114"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19ed1c"/>
    </style:style>
    <style:style style:name="T12" style:family="text">
      <style:text-properties style:font-name="Liberation Serif1" style:text-underline-style="none" officeooo:rsid="011fe2dc"/>
    </style:style>
    <style:style style:name="T13" style:family="text">
      <style:text-properties style:font-name="Liberation Serif1" style:text-underline-style="none" officeooo:rsid="001cf72a"/>
    </style:style>
    <style:style style:name="T14" style:family="text">
      <style:text-properties style:font-name="Liberation Serif1" style:text-underline-style="none" officeooo:rsid="014dd86f"/>
    </style:style>
    <style:style style:name="T15" style:family="text">
      <style:text-properties style:font-name="Liberation Serif1" fo:font-style="italic" style:text-underline-style="none" officeooo:rsid="00844278" style:font-style-asian="italic" style:font-style-complex="italic"/>
    </style:style>
    <style:style style:name="T16" style:family="text">
      <style:text-properties style:font-name="Liberation Serif1" fo:font-style="italic" style:text-underline-style="none" officeooo:rsid="0119ed1c" style:font-style-asian="italic" style:font-style-complex="italic"/>
    </style:style>
    <style:style style:name="T17" style:family="text">
      <style:text-properties style:font-name="Liberation Serif1" fo:font-style="italic" style:text-underline-style="none" officeooo:rsid="011b8962" style:font-style-asian="italic" style:font-style-complex="italic"/>
    </style:style>
    <style:style style:name="T18" style:family="text">
      <style:text-properties style:text-position="sub 58%"/>
    </style:style>
    <style:style style:name="T19" style:family="text">
      <style:text-properties style:text-position="sub 58%" style:font-name="Liberation Serif1" style:text-underline-style="none"/>
    </style:style>
    <style:style style:name="T20" style:family="text">
      <style:text-properties style:text-position="sub 58%" style:font-name="Liberation Serif1" style:text-underline-style="none" officeooo:rsid="0008ce61"/>
    </style:style>
    <style:style style:name="T21" style:family="text">
      <style:text-properties style:text-position="sub 58%" style:font-name="Liberation Serif1" style:text-underline-style="none" officeooo:rsid="001cf72a"/>
    </style:style>
    <style:style style:name="T22" style:family="text">
      <style:text-properties style:text-position="sub 58%" style:font-name="Liberation Serif1" style:text-underline-style="none" officeooo:rsid="001ee5fe"/>
    </style:style>
    <style:style style:name="T23" style:family="text">
      <style:text-properties style:text-position="sub 58%" style:font-name="Liberation Serif1" style:text-underline-style="none" officeooo:rsid="002b3487"/>
    </style:style>
    <style:style style:name="T24" style:family="text">
      <style:text-properties style:text-position="sub 58%" style:font-name="Liberation Serif1" style:text-underline-style="none" officeooo:rsid="0060a787"/>
    </style:style>
    <style:style style:name="T25" style:family="text">
      <style:text-properties style:text-position="sub 58%" style:font-name="Liberation Serif1" style:text-underline-style="none" officeooo:rsid="00753843"/>
    </style:style>
    <style:style style:name="T26" style:family="text">
      <style:text-properties style:text-position="sub 58%" style:font-name="Liberation Serif1" style:text-underline-style="none" officeooo:rsid="008378b5"/>
    </style:style>
    <style:style style:name="T27" style:family="text">
      <style:text-properties style:text-position="sub 58%" style:font-name="Liberation Serif1" style:text-underline-style="none" officeooo:rsid="008a8735"/>
    </style:style>
    <style:style style:name="T28" style:family="text">
      <style:text-properties style:text-position="sub 58%" style:font-name="Liberation Serif1" style:text-underline-style="none" officeooo:rsid="008d56e7"/>
    </style:style>
    <style:style style:name="T29" style:family="text">
      <style:text-properties style:text-position="sub 58%" style:font-name="Liberation Serif1" style:text-underline-style="none" officeooo:rsid="008e095d"/>
    </style:style>
    <style:style style:name="T30" style:family="text">
      <style:text-properties style:text-position="sub 58%" style:font-name="Liberation Serif1" style:text-underline-style="none" officeooo:rsid="008e9560"/>
    </style:style>
    <style:style style:name="T31" style:family="text">
      <style:text-properties style:text-position="sub 58%" style:font-name="Liberation Serif1" style:text-underline-style="none" officeooo:rsid="00924254"/>
    </style:style>
    <style:style style:name="T32" style:family="text">
      <style:text-properties style:text-position="sub 58%" style:font-name="Liberation Serif1" style:text-underline-style="none" officeooo:rsid="009ee20d"/>
    </style:style>
    <style:style style:name="T33" style:family="text">
      <style:text-properties style:text-position="sub 58%" style:font-name="Liberation Serif1" style:text-underline-style="none" officeooo:rsid="00a00320"/>
    </style:style>
    <style:style style:name="T34" style:family="text">
      <style:text-properties style:text-position="sub 58%" style:font-name="Liberation Serif1" style:text-underline-style="none" officeooo:rsid="00aa7f15"/>
    </style:style>
    <style:style style:name="T35" style:family="text">
      <style:text-properties style:text-position="sub 58%" style:font-name="Liberation Serif1" style:text-underline-style="none" officeooo:rsid="002b3487" style:text-overline-style="none" style:text-overline-color="font-color"/>
    </style:style>
    <style:style style:name="T36" style:family="text">
      <style:text-properties style:text-position="sub 58%" style:font-name="Liberation Serif1" style:text-underline-style="none" officeooo:rsid="00e11a22" style:text-overline-style="none" style:text-overline-color="font-color"/>
    </style:style>
    <style:style style:name="T37" style:family="text">
      <style:text-properties style:text-position="sub 58%" style:font-name="Liberation Serif1" style:text-underline-style="none" officeooo:rsid="01023f50" style:text-overline-style="none" style:text-overline-color="font-color"/>
    </style:style>
    <style:style style:name="T38" style:family="text">
      <style:text-properties style:text-position="sub 58%" style:font-name="Liberation Serif1" style:text-underline-style="none" officeooo:rsid="00b01816"/>
    </style:style>
    <style:style style:name="T39" style:family="text">
      <style:text-properties style:text-position="sub 58%" style:font-name="Liberation Serif1" style:text-underline-style="none" officeooo:rsid="00be6b20"/>
    </style:style>
    <style:style style:name="T40" style:family="text">
      <style:text-properties style:text-position="sub 58%" style:font-name="Liberation Serif1" style:text-underline-style="none" officeooo:rsid="00d78a23"/>
    </style:style>
    <style:style style:name="T41" style:family="text">
      <style:text-properties style:text-position="sub 58%" style:font-name="Liberation Serif1" style:text-underline-style="none" officeooo:rsid="00e11a22"/>
    </style:style>
    <style:style style:name="T42" style:family="text">
      <style:text-properties style:text-position="sub 58%" style:font-name="Liberation Serif1" style:text-underline-style="none" officeooo:rsid="01023e6b"/>
    </style:style>
    <style:style style:name="T43" style:family="text">
      <style:text-properties style:text-position="sub 58%" style:font-name="Liberation Serif1" style:text-underline-style="none" officeooo:rsid="01023f50"/>
    </style:style>
    <style:style style:name="T44" style:family="text">
      <style:text-properties style:text-position="sub 58%" style:font-name="Liberation Serif1" style:text-underline-style="none" officeooo:rsid="0005b44f"/>
    </style:style>
    <style:style style:name="T45" style:family="text">
      <style:text-properties style:text-position="sub 58%" style:font-name="Liberation Serif1" style:text-underline-style="none" officeooo:rsid="0137bbe1"/>
    </style:style>
    <style:style style:name="T46" style:family="text">
      <style:text-properties style:text-position="sub 58%" style:font-name="Liberation Serif1" style:text-underline-style="none" officeooo:rsid="014dd86f"/>
    </style:style>
    <style:style style:name="T47" style:family="text">
      <style:text-properties style:text-position="sub 58%" style:font-name="Liberation Serif1" fo:font-style="italic" style:text-underline-style="none" officeooo:rsid="00844278" style:font-style-asian="italic" style:font-style-complex="italic"/>
    </style:style>
    <style:style style:name="T48" style:family="text">
      <style:text-properties style:text-position="sub 58%" style:font-name="Liberation Serif1" fo:font-style="italic" style:text-underline-style="none" officeooo:rsid="00b01816" style:font-style-asian="italic" style:font-style-complex="italic"/>
    </style:style>
    <style:style style:name="T49"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0" style:family="text">
      <style:text-properties style:text-position="sub 58%" style:font-name="Liberation Serif1" fo:font-style="italic" style:text-underline-style="none" officeooo:rsid="0119ed1c" style:font-style-asian="italic" style:font-style-complex="italic"/>
    </style:style>
    <style:style style:name="T51" style:family="text">
      <style:text-properties style:text-position="sub 58%" style:text-underline-style="none"/>
    </style:style>
    <style:style style:name="T52" style:family="text">
      <style:text-properties style:text-position="sub 58%" style:text-underline-style="none" officeooo:rsid="008378b5"/>
    </style:style>
    <style:style style:name="T53" style:family="text">
      <style:text-properties style:text-position="sub 58%" officeooo:rsid="00be6b20"/>
    </style:style>
    <style:style style:name="T54" style:family="text">
      <style:text-properties style:text-position="sub 58%" officeooo:rsid="00aa7f15"/>
    </style:style>
    <style:style style:name="T55" style:family="text">
      <style:text-properties style:text-position="sub 58%" officeooo:rsid="002b3487" style:text-overline-style="none" style:text-overline-color="font-color"/>
    </style:style>
    <style:style style:name="T56" style:family="text">
      <style:text-properties style:text-position="sub 58%" officeooo:rsid="00edc9d5" style:text-overline-style="none" style:text-overline-color="font-color"/>
    </style:style>
    <style:style style:name="T57" style:family="text">
      <style:text-properties style:text-position="sub 58%" officeooo:rsid="001cf72a"/>
    </style:style>
    <style:style style:name="T58" style:family="text">
      <style:text-properties style:text-position="sub 58%" officeooo:rsid="00c1ad2d"/>
    </style:style>
    <style:style style:name="T59" style:family="text">
      <style:text-properties style:text-position="sub 58%" officeooo:rsid="00c647ea"/>
    </style:style>
    <style:style style:name="T60" style:family="text">
      <style:text-properties style:text-position="sub 58%" officeooo:rsid="00e69d42"/>
    </style:style>
    <style:style style:name="T61" style:family="text">
      <style:text-properties style:text-position="sub 58%" officeooo:rsid="009ee20d"/>
    </style:style>
    <style:style style:name="T62" style:family="text">
      <style:text-properties style:text-position="sub 58%" officeooo:rsid="00edc9d5"/>
    </style:style>
    <style:style style:name="T63" style:family="text">
      <style:text-properties style:text-position="sub 58%" officeooo:rsid="0119ed1c"/>
    </style:style>
    <style:style style:name="T64" style:family="text">
      <style:text-properties style:text-position="sub 58%" officeooo:rsid="0125c8c7"/>
    </style:style>
    <style:style style:name="T65" style:family="text">
      <style:text-properties style:text-position="sub 58%" officeooo:rsid="0126e6b8"/>
    </style:style>
    <style:style style:name="T66" style:family="text">
      <style:text-properties style:text-position="sub 58%" officeooo:rsid="012a724d"/>
    </style:style>
    <style:style style:name="T67" style:family="text">
      <style:text-properties style:text-position="sub 58%" officeooo:rsid="00d78a23"/>
    </style:style>
    <style:style style:name="T68" style:family="text">
      <style:text-properties style:text-position="sub 58%" officeooo:rsid="00de0f11"/>
    </style:style>
    <style:style style:name="T69" style:family="text">
      <style:text-properties style:text-position="sub 58%" officeooo:rsid="00de53a6"/>
    </style:style>
    <style:style style:name="T70" style:family="text">
      <style:text-properties style:text-position="sub 58%" officeooo:rsid="00e11a22"/>
    </style:style>
    <style:style style:name="T71" style:family="text">
      <style:text-properties style:text-position="0% 100%"/>
    </style:style>
    <style:style style:name="T72" style:family="text">
      <style:text-properties style:text-position="0% 100%" style:font-name="Liberation Serif1" style:text-underline-style="none"/>
    </style:style>
    <style:style style:name="T73" style:family="text">
      <style:text-properties style:text-position="0% 100%" style:font-name="Liberation Serif1" style:text-underline-style="none" officeooo:rsid="0008ce61"/>
    </style:style>
    <style:style style:name="T74" style:family="text">
      <style:text-properties style:text-position="0% 100%" style:font-name="Liberation Serif1" style:text-underline-style="none" officeooo:rsid="00152cdb"/>
    </style:style>
    <style:style style:name="T75" style:family="text">
      <style:text-properties style:text-position="0% 100%" style:font-name="Liberation Serif1" style:text-underline-style="none" officeooo:rsid="00171782"/>
    </style:style>
    <style:style style:name="T76" style:family="text">
      <style:text-properties style:text-position="0% 100%" style:font-name="Liberation Serif1" style:text-underline-style="none" officeooo:rsid="001cf72a"/>
    </style:style>
    <style:style style:name="T77" style:family="text">
      <style:text-properties style:text-position="0% 100%" style:font-name="Liberation Serif1" style:text-underline-style="none" officeooo:rsid="002b3487"/>
    </style:style>
    <style:style style:name="T78" style:family="text">
      <style:text-properties style:text-position="0% 100%" style:font-name="Liberation Serif1" style:text-underline-style="none" officeooo:rsid="0005b44f"/>
    </style:style>
    <style:style style:name="T79" style:family="text">
      <style:text-properties style:text-position="0% 100%" style:font-name="Liberation Serif1" style:text-underline-style="none" officeooo:rsid="000f77ec"/>
    </style:style>
    <style:style style:name="T80" style:family="text">
      <style:text-properties style:text-position="0% 100%" style:font-name="Liberation Serif1" style:text-underline-style="none" officeooo:rsid="0060a787"/>
    </style:style>
    <style:style style:name="T81" style:family="text">
      <style:text-properties style:text-position="0% 100%" style:font-name="Liberation Serif1" style:text-underline-style="none" officeooo:rsid="00753843"/>
    </style:style>
    <style:style style:name="T82" style:family="text">
      <style:text-properties style:text-position="0% 100%" style:font-name="Liberation Serif1" style:text-underline-style="none" officeooo:rsid="00765a30"/>
    </style:style>
    <style:style style:name="T83" style:family="text">
      <style:text-properties style:text-position="0% 100%" style:font-name="Liberation Serif1" style:text-underline-style="none" officeooo:rsid="007a6ebe"/>
    </style:style>
    <style:style style:name="T84" style:family="text">
      <style:text-properties style:text-position="0% 100%" style:font-name="Liberation Serif1" style:text-underline-style="none" officeooo:rsid="008378b5"/>
    </style:style>
    <style:style style:name="T85" style:family="text">
      <style:text-properties style:text-position="0% 100%" style:font-name="Liberation Serif1" style:text-underline-style="none" officeooo:rsid="00844278"/>
    </style:style>
    <style:style style:name="T86" style:family="text">
      <style:text-properties style:text-position="0% 100%" style:font-name="Liberation Serif1" style:text-underline-style="none" officeooo:rsid="008e095d"/>
    </style:style>
    <style:style style:name="T87" style:family="text">
      <style:text-properties style:text-position="0% 100%" style:font-name="Liberation Serif1" style:text-underline-style="none" officeooo:rsid="008e9560"/>
    </style:style>
    <style:style style:name="T88" style:family="text">
      <style:text-properties style:text-position="0% 100%" style:font-name="Liberation Serif1" style:text-underline-style="none" officeooo:rsid="009c6108"/>
    </style:style>
    <style:style style:name="T89" style:family="text">
      <style:text-properties style:text-position="0% 100%" style:font-name="Liberation Serif1" style:text-underline-style="none" officeooo:rsid="009ee20d"/>
    </style:style>
    <style:style style:name="T90" style:family="text">
      <style:text-properties style:text-position="0% 100%" style:font-name="Liberation Serif1" style:text-underline-style="none" officeooo:rsid="00a00320"/>
    </style:style>
    <style:style style:name="T91" style:family="text">
      <style:text-properties style:text-position="0% 100%" style:font-name="Liberation Serif1" style:text-underline-style="none" officeooo:rsid="00aa7f15"/>
    </style:style>
    <style:style style:name="T92" style:family="text">
      <style:text-properties style:text-position="0% 100%" style:font-name="Liberation Serif1" style:text-underline-style="none" style:text-overline-style="solid" style:text-overline-width="auto" style:text-overline-color="font-color"/>
    </style:style>
    <style:style style:name="T93" style:family="text">
      <style:text-properties style:text-position="0% 100%" style:font-name="Liberation Serif1" style:text-underline-style="none" officeooo:rsid="00aa7f15" style:text-overline-style="solid" style:text-overline-width="auto" style:text-overline-color="font-color"/>
    </style:style>
    <style:style style:name="T94" style:family="text">
      <style:text-properties style:text-position="0% 100%" style:font-name="Liberation Serif1" style:text-underline-style="none" officeooo:rsid="0008ce61" style:text-overline-style="solid" style:text-overline-width="auto" style:text-overline-color="font-color"/>
    </style:style>
    <style:style style:name="T95" style:family="text">
      <style:text-properties style:text-position="0% 100%" style:font-name="Liberation Serif1" style:text-underline-style="none" officeooo:rsid="002b3487" style:text-overline-style="solid" style:text-overline-width="auto" style:text-overline-color="font-color"/>
    </style:style>
    <style:style style:name="T96" style:family="text">
      <style:text-properties style:text-position="0% 100%" style:font-name="Liberation Serif1" style:text-underline-style="none" officeooo:rsid="001cf72a" style:text-overline-style="solid" style:text-overline-width="auto" style:text-overline-color="font-color"/>
    </style:style>
    <style:style style:name="T97" style:family="text">
      <style:text-properties style:text-position="0% 100%" style:font-name="Liberation Serif1" style:text-underline-style="none" officeooo:rsid="01023e6b" style:text-overline-style="solid" style:text-overline-width="auto" style:text-overline-color="font-color"/>
    </style:style>
    <style:style style:name="T98" style:family="text">
      <style:text-properties style:text-position="0% 100%" style:font-name="Liberation Serif1" style:text-underline-style="none" officeooo:rsid="01023f50" style:text-overline-style="solid" style:text-overline-width="auto" style:text-overline-color="font-color"/>
    </style:style>
    <style:style style:name="T99" style:family="text">
      <style:text-properties style:text-position="0% 100%" style:font-name="Liberation Serif1" style:text-underline-style="none" officeooo:rsid="00afc02c"/>
    </style:style>
    <style:style style:name="T100" style:family="text">
      <style:text-properties style:text-position="0% 100%" style:font-name="Liberation Serif1" style:text-underline-style="none" officeooo:rsid="00b01816"/>
    </style:style>
    <style:style style:name="T101" style:family="text">
      <style:text-properties style:text-position="0% 100%" style:font-name="Liberation Serif1" style:text-underline-style="none" officeooo:rsid="00b0940c"/>
    </style:style>
    <style:style style:name="T102" style:family="text">
      <style:text-properties style:text-position="0% 100%" style:font-name="Liberation Serif1" style:text-underline-style="none" officeooo:rsid="00be6b20"/>
    </style:style>
    <style:style style:name="T103" style:family="text">
      <style:text-properties style:text-position="0% 100%" style:font-name="Liberation Serif1" style:text-underline-style="none" officeooo:rsid="01023e6b"/>
    </style:style>
    <style:style style:name="T104" style:family="text">
      <style:text-properties style:text-position="0% 100%" style:font-name="Liberation Serif1" style:text-underline-style="none" officeooo:rsid="01023f50"/>
    </style:style>
    <style:style style:name="T105" style:family="text">
      <style:text-properties style:text-position="0% 100%" style:font-name="Liberation Serif1" style:text-underline-style="none" officeooo:rsid="0104aeb3"/>
    </style:style>
    <style:style style:name="T106" style:family="text">
      <style:text-properties style:text-position="0% 100%" style:font-name="Liberation Serif1" style:text-underline-style="none" officeooo:rsid="00f30964"/>
    </style:style>
    <style:style style:name="T107" style:family="text">
      <style:text-properties style:text-position="0% 100%" style:font-name="Liberation Serif1" style:text-underline-style="none" officeooo:rsid="0122ea0d"/>
    </style:style>
    <style:style style:name="T108" style:family="text">
      <style:text-properties style:text-position="0% 100%" style:font-name="Liberation Serif1" style:text-underline-style="none" officeooo:rsid="0125c8c7"/>
    </style:style>
    <style:style style:name="T109" style:family="text">
      <style:text-properties style:text-position="0% 100%" style:font-name="Liberation Serif1" style:text-underline-style="none" officeooo:rsid="0128d5b4"/>
    </style:style>
    <style:style style:name="T110" style:family="text">
      <style:text-properties style:text-position="0% 100%" style:font-name="Liberation Serif1" style:text-underline-style="none" officeooo:rsid="01298f38"/>
    </style:style>
    <style:style style:name="T111" style:family="text">
      <style:text-properties style:text-position="0% 100%" style:font-name="Liberation Serif1" style:text-underline-style="none" officeooo:rsid="01344f19"/>
    </style:style>
    <style:style style:name="T112" style:family="text">
      <style:text-properties style:text-position="0% 100%" style:font-name="Liberation Serif1" style:text-underline-style="none" officeooo:rsid="014dd86f"/>
    </style:style>
    <style:style style:name="T113" style:family="text">
      <style:text-properties style:text-position="0% 100%" style:font-name="Liberation Serif1" fo:font-style="italic" style:text-underline-style="none" officeooo:rsid="00844278" style:font-style-asian="italic" style:font-style-complex="italic"/>
    </style:style>
    <style:style style:name="T114" style:family="text">
      <style:text-properties style:text-position="0% 100%" style:font-name="Liberation Serif1" fo:font-style="italic" style:text-underline-style="none" officeooo:rsid="00b01816" style:font-style-asian="italic" style:font-style-complex="italic"/>
    </style:style>
    <style:style style:name="T115"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16" style:family="text">
      <style:text-properties style:text-position="0% 100%" style:font-name="Liberation Serif1" fo:font-style="italic" style:text-underline-style="none" officeooo:rsid="00b0940c" style:font-style-asian="italic" style:font-style-complex="italic"/>
    </style:style>
    <style:style style:name="T117" style:family="text">
      <style:text-properties style:text-position="0% 100%" style:font-name="Liberation Serif1" fo:font-style="italic" style:text-underline-style="none" officeooo:rsid="014dd86f" style:font-style-asian="italic" style:font-style-complex="italic"/>
    </style:style>
    <style:style style:name="T118" style:family="text">
      <style:text-properties style:text-position="0% 100%" style:font-name="Liberation Serif1" fo:font-style="italic" style:text-underline-style="none" officeooo:rsid="00152cdb" style:font-style-asian="italic" style:font-style-complex="italic"/>
    </style:style>
    <style:style style:name="T119" style:family="text">
      <style:text-properties style:text-position="0% 100%" style:font-name="Liberation Serif1" fo:font-style="normal" style:text-underline-style="none" officeooo:rsid="00844278" style:font-style-asian="normal" style:font-style-complex="normal"/>
    </style:style>
    <style:style style:name="T120" style:family="text">
      <style:text-properties style:text-position="0% 100%" style:font-name="Liberation Serif1" fo:font-style="normal" style:text-underline-style="none" officeooo:rsid="0115d4e0" style:font-style-asian="normal" style:font-style-complex="normal"/>
    </style:style>
    <style:style style:name="T121" style:family="text">
      <style:text-properties style:text-position="0% 100%" style:text-underline-style="none"/>
    </style:style>
    <style:style style:name="T122" style:family="text">
      <style:text-properties style:text-position="0% 100%" style:text-underline-style="none" officeooo:rsid="00171782"/>
    </style:style>
    <style:style style:name="T123" style:family="text">
      <style:text-properties style:text-position="0% 100%" style:text-underline-style="none" officeooo:rsid="0008ce61"/>
    </style:style>
    <style:style style:name="T124" style:family="text">
      <style:text-properties style:text-position="0% 100%" style:text-underline-style="none" officeooo:rsid="008378b5"/>
    </style:style>
    <style:style style:name="T125" style:family="text">
      <style:text-properties style:text-position="0% 100%" style:text-underline-style="none" officeooo:rsid="0155a231"/>
    </style:style>
    <style:style style:name="T126" style:family="text">
      <style:text-properties style:text-position="0% 100%" officeooo:rsid="00d90e17"/>
    </style:style>
    <style:style style:name="T127" style:family="text">
      <style:text-properties style:text-position="0% 100%" officeooo:rsid="013a3b37"/>
    </style:style>
    <style:style style:name="T128" style:family="text">
      <style:text-properties style:text-position="0% 100%" officeooo:rsid="013aa84c"/>
    </style:style>
    <style:style style:name="T129" style:family="text">
      <style:text-properties style:text-position="0% 100%" officeooo:rsid="01548741"/>
    </style:style>
    <style:style style:name="T130" style:family="text">
      <style:text-properties style:text-position="0% 100%" officeooo:rsid="0154ee54"/>
    </style:style>
    <style:style style:name="T131" style:family="text">
      <style:text-properties officeooo:rsid="0008ce61"/>
    </style:style>
    <style:style style:name="T132" style:family="text">
      <style:text-properties officeooo:rsid="002b3487"/>
    </style:style>
    <style:style style:name="T133" style:family="text">
      <style:text-properties officeooo:rsid="0034fffe"/>
    </style:style>
    <style:style style:name="T134" style:family="text">
      <style:text-properties officeooo:rsid="0038a928"/>
    </style:style>
    <style:style style:name="T135" style:family="text">
      <style:text-properties officeooo:rsid="003c135f"/>
    </style:style>
    <style:style style:name="T136" style:family="text">
      <style:text-properties officeooo:rsid="0034fffe" fo:background-color="transparent" loext:char-shading-value="0" style:text-overline-style="solid" style:text-overline-width="auto" style:text-overline-color="font-color" loext:shadow="none"/>
    </style:style>
    <style:style style:name="T137" style:family="text">
      <style:text-properties officeooo:rsid="00b2ce21" fo:background-color="transparent" loext:char-shading-value="0" style:text-overline-style="solid" style:text-overline-width="auto" style:text-overline-color="font-color" loext:shadow="none"/>
    </style:style>
    <style:style style:name="T138" style:family="text">
      <style:text-properties officeooo:rsid="0066ee84"/>
    </style:style>
    <style:style style:name="T139" style:family="text">
      <style:text-properties officeooo:rsid="006d7db7"/>
    </style:style>
    <style:style style:name="T140" style:family="text">
      <style:text-properties officeooo:rsid="00753843"/>
    </style:style>
    <style:style style:name="T141" style:family="text">
      <style:text-properties officeooo:rsid="007a6ebe"/>
    </style:style>
    <style:style style:name="T142" style:family="text">
      <style:text-properties officeooo:rsid="007e85b9"/>
    </style:style>
    <style:style style:name="T143" style:family="text">
      <style:text-properties officeooo:rsid="007ecfbc"/>
    </style:style>
    <style:style style:name="T144" style:family="text">
      <style:text-properties officeooo:rsid="0081a97f"/>
    </style:style>
    <style:style style:name="T145" style:family="text">
      <style:text-properties officeooo:rsid="0005b44f"/>
    </style:style>
    <style:style style:name="T146" style:family="text">
      <style:text-properties style:text-underline-style="none"/>
    </style:style>
    <style:style style:name="T147" style:family="text">
      <style:text-properties style:text-underline-style="none" officeooo:rsid="0081a97f"/>
    </style:style>
    <style:style style:name="T148" style:family="text">
      <style:text-properties style:text-underline-style="none" officeooo:rsid="0005b44f"/>
    </style:style>
    <style:style style:name="T149" style:family="text">
      <style:text-properties style:text-underline-style="none" officeooo:rsid="0008ce61"/>
    </style:style>
    <style:style style:name="T150" style:family="text">
      <style:text-properties style:text-underline-style="none" officeooo:rsid="000f77ec"/>
    </style:style>
    <style:style style:name="T151" style:family="text">
      <style:text-properties style:text-underline-style="none" officeooo:rsid="008378b5"/>
    </style:style>
    <style:style style:name="T152" style:family="text">
      <style:text-properties style:text-underline-style="none" officeooo:rsid="00fd4a5e"/>
    </style:style>
    <style:style style:name="T153" style:family="text">
      <style:text-properties style:text-underline-style="none" officeooo:rsid="00fddc17"/>
    </style:style>
    <style:style style:name="T154" style:family="text">
      <style:text-properties officeooo:rsid="008378b5"/>
    </style:style>
    <style:style style:name="T155" style:family="text">
      <style:text-properties fo:font-weight="normal" officeooo:rsid="00a510ed" style:font-weight-asian="normal" style:font-weight-complex="normal"/>
    </style:style>
    <style:style style:name="T156" style:family="text">
      <style:text-properties fo:font-weight="normal" officeooo:rsid="00f3a03c" style:font-weight-asian="normal" style:font-weight-complex="normal"/>
    </style:style>
    <style:style style:name="T157" style:family="text">
      <style:text-properties fo:font-weight="normal" officeooo:rsid="010024ea" style:font-weight-asian="normal" style:font-weight-complex="normal"/>
    </style:style>
    <style:style style:name="T158" style:family="text">
      <style:text-properties fo:font-weight="normal" officeooo:rsid="0100e605" style:font-weight-asian="normal" style:font-weight-complex="normal"/>
    </style:style>
    <style:style style:name="T159" style:family="text">
      <style:text-properties fo:font-weight="normal" officeooo:rsid="010e4461" style:font-weight-asian="normal" style:font-weight-complex="normal"/>
    </style:style>
    <style:style style:name="T160" style:family="text">
      <style:text-properties fo:font-weight="normal" officeooo:rsid="0008ce61" style:font-weight-asian="normal" style:font-weight-complex="normal"/>
    </style:style>
    <style:style style:name="T161" style:family="text">
      <style:text-properties fo:font-weight="normal" officeooo:rsid="0126e6b8" style:font-weight-asian="normal" style:font-weight-complex="normal"/>
    </style:style>
    <style:style style:name="T162" style:family="text">
      <style:text-properties fo:font-style="italic" style:font-style-asian="italic" style:font-style-complex="italic"/>
    </style:style>
    <style:style style:name="T163" style:family="text">
      <style:text-properties fo:font-style="italic" officeooo:rsid="00f6272e" style:font-style-asian="italic" style:font-style-complex="italic"/>
    </style:style>
    <style:style style:name="T164" style:family="text">
      <style:text-properties fo:font-style="italic" officeooo:rsid="00844278" style:font-style-asian="italic" style:font-style-complex="italic"/>
    </style:style>
    <style:style style:name="T165" style:family="text">
      <style:text-properties fo:font-style="italic" officeooo:rsid="0119ed1c" style:font-style-asian="italic" style:font-style-complex="italic"/>
    </style:style>
    <style:style style:name="T166" style:family="text">
      <style:text-properties fo:font-style="italic" officeooo:rsid="014c4da1" style:font-style-asian="italic" style:font-style-complex="italic"/>
    </style:style>
    <style:style style:name="T167" style:family="text">
      <style:text-properties fo:font-style="italic" officeooo:rsid="014dd86f" style:font-style-asian="italic" style:font-style-complex="italic"/>
    </style:style>
    <style:style style:name="T168" style:family="text">
      <style:text-properties fo:font-style="italic" officeooo:rsid="014f0d12" style:font-style-asian="italic" style:font-style-complex="italic"/>
    </style:style>
    <style:style style:name="T169" style:family="text">
      <style:text-properties officeooo:rsid="008a8735"/>
    </style:style>
    <style:style style:name="T170" style:family="text">
      <style:text-properties officeooo:rsid="0092cad3"/>
    </style:style>
    <style:style style:name="T171" style:family="text">
      <style:text-properties officeooo:rsid="009ee20d"/>
    </style:style>
    <style:style style:name="T172" style:family="text">
      <style:text-properties officeooo:rsid="001cf72a" style:text-overline-style="solid" style:text-overline-width="auto" style:text-overline-color="font-color"/>
    </style:style>
    <style:style style:name="T173" style:family="text">
      <style:text-properties officeooo:rsid="00aa7f15" style:text-overline-style="solid" style:text-overline-width="auto" style:text-overline-color="font-color"/>
    </style:style>
    <style:style style:name="T174" style:family="text">
      <style:text-properties officeooo:rsid="0008ce61" style:text-overline-style="solid" style:text-overline-width="auto" style:text-overline-color="font-color"/>
    </style:style>
    <style:style style:name="T175" style:family="text">
      <style:text-properties officeooo:rsid="00c1ad2d" style:text-overline-style="solid" style:text-overline-width="auto" style:text-overline-color="font-color"/>
    </style:style>
    <style:style style:name="T176" style:family="text">
      <style:text-properties officeooo:rsid="00edc9d5" style:text-overline-style="solid" style:text-overline-width="auto" style:text-overline-color="font-color"/>
    </style:style>
    <style:style style:name="T177" style:family="text">
      <style:text-properties officeooo:rsid="0112c89b" style:text-overline-style="solid" style:text-overline-width="auto" style:text-overline-color="font-color"/>
    </style:style>
    <style:style style:name="T178" style:family="text">
      <style:text-properties officeooo:rsid="00de53a6" style:text-overline-style="solid" style:text-overline-width="auto" style:text-overline-color="font-color"/>
    </style:style>
    <style:style style:name="T179" style:family="text">
      <style:text-properties officeooo:rsid="00de0f11" style:text-overline-style="solid" style:text-overline-width="auto" style:text-overline-color="font-color"/>
    </style:style>
    <style:style style:name="T180" style:family="text">
      <style:text-properties officeooo:rsid="00edc9d5" style:text-overline-style="none" style:text-overline-color="font-color"/>
    </style:style>
    <style:style style:name="T181" style:family="text">
      <style:text-properties officeooo:rsid="002b3487" style:text-overline-style="none" style:text-overline-color="font-color"/>
    </style:style>
    <style:style style:name="T182" style:family="text">
      <style:text-properties officeooo:rsid="00b2ce21"/>
    </style:style>
    <style:style style:name="T183" style:family="text">
      <style:text-properties officeooo:rsid="00bd6744"/>
    </style:style>
    <style:style style:name="T184" style:family="text">
      <style:text-properties officeooo:rsid="00be6b20"/>
    </style:style>
    <style:style style:name="T185" style:family="text">
      <style:text-properties officeooo:rsid="00c0d136"/>
    </style:style>
    <style:style style:name="T186" style:family="text">
      <style:text-properties officeooo:rsid="001cf72a"/>
    </style:style>
    <style:style style:name="T187" style:family="text">
      <style:text-properties officeooo:rsid="00c1ad2d"/>
    </style:style>
    <style:style style:name="T188" style:family="text">
      <style:text-properties officeooo:rsid="00c46277"/>
    </style:style>
    <style:style style:name="T189" style:family="text">
      <style:text-properties officeooo:rsid="00e69d42"/>
    </style:style>
    <style:style style:name="T190" style:family="text">
      <style:text-properties officeooo:rsid="00edc9d5"/>
    </style:style>
    <style:style style:name="T191" style:family="text">
      <style:text-properties officeooo:rsid="00f3a03c"/>
    </style:style>
    <style:style style:name="T192" style:family="text">
      <style:text-properties officeooo:rsid="00f3ca4c"/>
    </style:style>
    <style:style style:name="T193" style:family="text">
      <style:text-properties officeooo:rsid="00f6272e"/>
    </style:style>
    <style:style style:name="T194" style:family="text">
      <style:text-properties officeooo:rsid="01094725"/>
    </style:style>
    <style:style style:name="T195" style:family="text">
      <style:text-properties officeooo:rsid="0115d4e0"/>
    </style:style>
    <style:style style:name="T196" style:family="text">
      <style:text-properties officeooo:rsid="0119ed1c"/>
    </style:style>
    <style:style style:name="T197" style:family="text">
      <style:text-properties officeooo:rsid="0125a914"/>
    </style:style>
    <style:style style:name="T198" style:family="text">
      <style:text-properties officeooo:rsid="0125c8c7"/>
    </style:style>
    <style:style style:name="T199" style:family="text">
      <style:text-properties fo:font-weight="bold" officeooo:rsid="0008ce61" style:font-weight-asian="bold" style:font-weight-complex="bold"/>
    </style:style>
    <style:style style:name="T200" style:family="text">
      <style:text-properties officeooo:rsid="012747fe"/>
    </style:style>
    <style:style style:name="T201" style:family="text">
      <style:text-properties officeooo:rsid="012a724d"/>
    </style:style>
    <style:style style:name="T202" style:family="text">
      <style:text-properties officeooo:rsid="012dbc56"/>
    </style:style>
    <style:style style:name="T203" style:family="text">
      <style:text-properties officeooo:rsid="0138ab04"/>
    </style:style>
    <style:style style:name="T204" style:family="text">
      <style:text-properties officeooo:rsid="00152cdb"/>
    </style:style>
    <style:style style:name="T205" style:family="text">
      <style:text-properties officeooo:rsid="013fb825"/>
    </style:style>
    <style:style style:name="T206" style:family="text">
      <style:text-properties officeooo:rsid="0144761b"/>
    </style:style>
    <style:style style:name="T207" style:family="text">
      <style:text-properties officeooo:rsid="0146186b"/>
    </style:style>
    <style:style style:name="T208" style:family="text">
      <style:text-properties officeooo:rsid="014c4da1"/>
    </style:style>
    <style:style style:name="T209" style:family="text">
      <style:text-properties officeooo:rsid="014dd86f"/>
    </style:style>
    <style:style style:name="T210" style:family="text">
      <style:text-properties officeooo:rsid="00d78a23"/>
    </style:style>
    <style:style style:name="T211" style:family="text">
      <style:text-properties officeooo:rsid="00de0f11"/>
    </style:style>
    <style:style style:name="T212" style:family="text">
      <style:text-properties officeooo:rsid="00aa7f15"/>
    </style:style>
    <style:style style:name="T213" style:family="text">
      <style:text-properties officeooo:rsid="00de53a6"/>
    </style:style>
    <style:style style:name="T214" style:family="text">
      <style:text-properties fo:font-style="normal" officeooo:rsid="014f0d12" style:font-style-asian="normal" style:font-style-complex="normal"/>
    </style:style>
    <style:style style:name="T215" style:family="text">
      <style:text-properties fo:font-style="normal" officeooo:rsid="014ff926" style:font-style-asian="normal" style:font-style-complex="normal"/>
    </style:style>
    <style:style style:name="T216" style:family="text">
      <style:text-properties fo:font-style="normal" officeooo:rsid="015016c1" style:font-style-asian="normal" style:font-style-complex="normal"/>
    </style:style>
    <style:style style:name="T217" style:family="text">
      <style:text-properties fo:font-style="normal" officeooo:rsid="0154ee54" style:font-style-asian="normal" style:font-style-complex="normal"/>
    </style:style>
    <style:style style:name="T218" style:family="text">
      <style:text-properties fo:font-style="normal" officeooo:rsid="015a5d04" style:font-style-asian="normal" style:font-style-complex="normal"/>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1.37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34">c</text:span>d ::= <text:span text:style-name="T133">class C extends D { </text:span><text:span text:style-name="T136">fd</text:span><text:span text:style-name="T133">; kd </text:span><text:span text:style-name="T136">md </text:span><text:span text:style-name="T133">} <text:s text:c="59"/>class</text:span></text:p>
      <text:p text:style-name="P1">fd ::<text:span text:style-name="T134">= q C f <text:s text:c="103"/>field</text:span></text:p>
      <text:p text:style-name="P8">kd ::= q C ( <text:span text:style-name="T183">t C g, </text:span>t <text:span text:style-name="T182">C </text:span>f ) { <text:span text:style-name="T183">super(g); </text:span>this.f = f; } <text:s text:c="39"/><text:span text:style-name="T135">constructor</text:span></text:p>
      <text:p text:style-name="P8">md ::= t <text:span text:style-name="T182">C </text:span>m ( t <text:span text:style-name="T182">C </text:span>this, t <text:span text:style-name="T182">C </text:span>x ) { <text:span text:style-name="T136">t </text:span><text:span text:style-name="T137">C </text:span><text:span text:style-name="T136">y</text:span> s; return <text:span text:style-name="T190">z</text:span> } <text:s text:c="32"/><text:span text:style-name="T135">instance method</text:span></text:p>
      <text:p text:style-name="P16">e ::= x | x.f <text:s text:c="98"/>expression</text:p>
      <text:p text:style-name="P11">s ::= x = <text:span text:style-name="T142">e</text:span> | x.f = y | x = y.m(z) <text:span text:style-name="T142">| super(g) | this(g) | </text:span>x = new t() <text:span text:style-name="T142">| </text:span>s;s <text:s text:c="12"/><text:span text:style-name="T135">statement</text:span></text:p>
      <text:p text:style-name="P8">t ::= <text:span text:style-name="T139">k </text:span>q <text:s text:c="101"/><text:span text:style-name="T135">qualifier type</text:span></text:p>
      <text:p text:style-name="P15">k ::= initi<text:span text:style-name="T195">a</text:span>lized | underinitialized | <text:span text:style-name="T195">unknown</text:span>initialized <text:s text:c="19"/><text:span text:style-name="T143">initializatioin qualifier</text:span></text:p>
      <text:p text:style-name="P12">q ::= readonly | polyimmutable | mutable | immutable <text:s text:c="21"/><text:span text:style-name="T138">immutability qualifier</text:span></text:p>
      <text:p text:style-name="P91"/>
      <text:p text:style-name="P69"><text:span text:style-name="T146">Each class has only one constructor. </text:span><text:span text:style-name="T153">But i</text:span><text:span text:style-name="T152">t doesn’t affect the generality. </text:span></text:p>
      <text:p text:style-name="P58"/>
      <text:p text:style-name="P27">Type Hierarchy</text:p>
      <text:p text:style-name="P8"/>
      <text:p text:style-name="P8"><text:tab/> <text:s text:c="17"/>readonly</text:p>
      <text:p text:style-name="P8"><text:tab/> <text:s text:c="12"/>/ <text:s text:c="10"/>| <text:s text:c="9"/>\</text:p>
      <text:p text:style-name="P8"><text:tab/>mutable polyimmutable <text:s/>immutable</text:p>
      <text:p text:style-name="P10"><text:span text:style-name="T140"><text:s text:c="10"/>(default)</text:span> <text:s text:c="6"/></text:p>
      <text:p text:style-name="P10"><text:s text:c="22"/><text:span text:style-name="T208">\ <text:s text:c="11"/>| <text:s text:c="9"/>/</text:span></text:p>
      <text:p text:style-name="P96"><text:s text:c="31"/><text:span text:style-name="T208">bottom</text:span></text:p>
      <text:p text:style-name="P96"/>
      <text:p text:style-name="P96"><text:s text:c="22"/><text:span text:style-name="T195">unknowninitialized</text:span></text:p>
      <text:p text:style-name="P9"><text:tab/> <text:s text:c="14"/>/ <text:s text:c="20"/>\</text:p>
      <text:p text:style-name="P9"><text:tab/> <text:s text:c="2"/><text:span text:style-name="T138">underinitialized</text:span> <text:s text:c="5"/><text:span text:style-name="T138">initialized</text:span></text:p>
      <text:p text:style-name="P9"><text:s text:c="46"/><text:span text:style-name="T140">(default)</text:span></text:p>
      <text:p text:style-name="P9"/>
      <text:p text:style-name="P9"><text:s text:c="25"/><text:span text:style-name="T208">\ <text:s text:c="21"/>/</text:span></text:p>
      <text:p text:style-name="P9"><text:s text:c="29"/><text:span text:style-name="T208">fbcbottom</text:span></text:p>
      <text:p text:style-name="P9"/>
      <text:p text:style-name="P26"><draw:frame draw:style-name="fr1" draw:name="Object1" text:anchor-type="paragraph" svg:width="16.522cm" svg:height="2.711cm" draw:z-index="4"><draw:object xlink:href="./Object 1" xlink:type="simple" xlink:show="embed" xlink:actuate="onLoad"/><draw:image xlink:href="./ObjectReplacements/Object 1" xlink:type="simple" xlink:show="embed" xlink:actuate="onLoad"/></draw:frame>Figure 1 <text:span text:style-name="T191">Combination of qualifiers. </text:span><text:span text:style-name="T156">Two qualifier hierarchies are orthogonal. If an object is under initialization, its immutability guarantee is not satisfied. So </text:span><text:span text:style-name="T157">even </text:span><text:span text:style-name="T156">immutable and polyimmutable objects can also be modifed when under initialization. </text:span><text:span text:style-name="T155">We don’t have readonly objects, so there is no need to initialize readonly objects. Therefore, readonly </text:span><text:span text:style-name="T156">doesn’t have such exception </text:span><text:span text:style-name="T159">when </text:span><text:span text:style-name="T158">under initialization</text:span><text:span text:style-name="T155">.</text:span></text:p>
      <text:p text:style-name="P18"/>
      <text:p text:style-name="P20">Subtype relations:</text:p>
      <text:p text:style-name="P19">k<text:span text:style-name="T18">1</text:span> q<text:span text:style-name="T18">1 </text:span><text:span text:style-name="T71">&lt;: k</text:span><text:span text:style-name="T18">2 </text:span><text:span text:style-name="T71">q</text:span><text:span text:style-name="T18">2 </text:span><text:span text:style-name="T71">&lt;=&gt; k</text:span><text:span text:style-name="T18">1</text:span><text:span text:style-name="T71"> &lt;: k</text:span><text:span text:style-name="T18">2</text:span><text:span text:style-name="T71"> </text:span><text:span text:style-name="T122">∧ </text:span><text:span text:style-name="T121">q</text:span><text:span text:style-name="T51">1</text:span><text:span text:style-name="T121"> &lt;: q</text:span><text:span text:style-name="T51">2</text:span></text:p>
      <text:p text:style-name="P32"><text:soft-page-break/>Helper Functions</text:p>
      <text:p text:style-name="P32"/>
      <text:p text:style-name="P6"><text:s text:c="8"/>q C f</text:p>
      <text:p text:style-name="P2"><draw:line text:anchor-type="paragraph" draw:z-index="1" draw:name="Shape1" draw:style-name="gr1" draw:text-style-name="P113" svg:x1="0.169cm" svg:y1="0.272cm" svg:x2="3.476cm" svg:y2="0.298cm"><text:p/></draw:line> <text:s text:c="33"/></text:p>
      <text:p text:style-name="P6"><text:s text:c="4"/><text:span text:style-name="T141">fT</text:span>ype(f) = q</text:p>
      <text:p text:style-name="P29"/>
      <text:p text:style-name="P101"><text:span text:style-name="T165">Note: </text:span></text:p>
      <text:p text:style-name="P101"><text:span text:style-name="T166">1) </text:span><text:span text:style-name="T196">No initialization modifier on field declarations. In actual implementation, to have circular initialization, </text:span><text:span text:style-name="T165">@NotOnlyInitialized</text:span><text:span text:style-name="T196"> can be used on field declaration. However, <text:s/>it doesn’t belong to initialization qualifier hierarchy.</text:span></text:p>
      <text:p text:style-name="P101"><text:span text:style-name="T208">2) The field is unique within the whole type hierarchy</text:span></text:p>
      <text:p text:style-name="P31"/>
      <text:p text:style-name="P35">fields(C) returns all fields <text:span text:style-name="T209">directly </text:span>declared in C.</text:p>
      <text:p text:style-name="P34">cBody(<text:span text:style-name="T202">kd</text:span>) returns constructor body of <text:span text:style-name="T202">kd</text:span>.</text:p>
      <text:p text:style-name="P34">mBody(m<text:span text:style-name="T197">d</text:span>) returns method body of m<text:span text:style-name="T197">d</text:span>.</text:p>
      <text:p text:style-name="P28"/>
      <text:p text:style-name="P28"/>
      <text:p text:style-name="P28">Viewpoint Adaptation Rules</text:p>
      <text:p text:style-name="P13"/>
      <text:p text:style-name="P13">_ <text:span text:style-name="T123">⊳ </text:span><text:span text:style-name="T121">mutable = mutable</text:span></text:p>
      <text:p text:style-name="P13"><text:span text:style-name="T121">_ </text:span><text:span text:style-name="T123">⊳ </text:span><text:span text:style-name="T121">readonly = readonly</text:span></text:p>
      <text:p text:style-name="P13"><text:span text:style-name="T121">_ </text:span><text:span text:style-name="T123">⊳ </text:span><text:span text:style-name="T121">immutable = immutable</text:span></text:p>
      <text:p text:style-name="P100"><text:span text:style-name="T121">_ </text:span><text:span text:style-name="T123">⊳ </text:span><text:span text:style-name="T125">bottom</text:span><text:span text:style-name="T121"> = <text:s/></text:span><text:span text:style-name="T125">bottom</text:span></text:p>
      <text:p text:style-name="P13"><text:span text:style-name="T121">q </text:span><text:span text:style-name="T123">⊳ </text:span><text:span text:style-name="T121">polyimmutable = q</text:span></text:p>
      <text:p text:style-name="P7"/>
      <text:p text:style-name="P7"/>
      <text:p text:style-name="P30">Special Rules</text:p>
      <text:p text:style-name="P14"/>
      <text:list xml:id="list3550713903428991488" text:style-name="L1">
        <text:list-item>
          <text:p text:style-name="P94">Forbid mutable fields, readonly constructor return type <text:span text:style-name="T203">and readonly instantiation of objects</text:span></text:p>
        </text:list-item>
        <text:list-item>
          <text:p text:style-name="P94">In constructor, q<text:span text:style-name="T18">this </text:span><text:span text:style-name="T71">= q</text:span><text:span text:style-name="T18">ret</text:span></text:p>
        </text:list-item>
        <text:list-item>
          <text:p text:style-name="P95"><text:span text:style-name="T128">Forbid</text:span><text:span text:style-name="T71"> initialization modifier on fields, </text:span><text:span text:style-name="T126">constructor return type </text:span><text:span text:style-name="T127">and new statement</text:span></text:p>
        </text:list-item>
        <text:list-item>
          <text:p text:style-name="P99"><text:span text:style-name="T127">F</text:span><text:span text:style-name="T71">orbid bottom except </text:span><text:span text:style-name="T130">on (implicit/explicit) lower bounds and </text:span><text:span text:style-name="T71">null literal.</text:span></text:p>
        </text:list-item>
      </text:list>
      <text:p text:style-name="P7"/>
      <text:p text:style-name="P7"/>
      <text:p text:style-name="P33">Typing Rules</text:p>
      <text:p text:style-name="P7"/>
      <text:p text:style-name="P17"><text:s text:c="5"/>x <text:span text:style-name="T144">∈ </text:span><text:span text:style-name="T147">Γ</text:span></text:p>
      <text:p text:style-name="P24"><draw:line text:anchor-type="paragraph" draw:z-index="5" draw:name="Shape1" draw:style-name="gr1" draw:text-style-name="P113" svg:x1="-0.254cm" svg:y1="0.363cm" svg:x2="2.468cm" svg:y2="0.363cm"><text:p/></draw:line> <text:s text:c="22"/>(T-VAR)</text:p>
      <text:p text:style-name="P17"><text:span text:style-name="T147">Γ </text:span><text:span text:style-name="T149">⊢</text:span><text:span text:style-name="T148"> x : </text:span><text:span text:style-name="T147">Γ(x)</text:span></text:p>
      <text:p text:style-name="P5"/>
      <text:p text:style-name="P5"><text:soft-page-break/></text:p>
      <text:p text:style-name="P5"/>
      <text:p text:style-name="P75"><text:span text:style-name="T1">Γ(x) = </text:span><text:span text:style-name="T5">k</text:span><text:span text:style-name="T25">x </text:span><text:span text:style-name="T1">q</text:span><text:span text:style-name="T19">x <text:s text:c="7"/></text:span><text:span text:style-name="T73">f</text:span><text:span text:style-name="T83">Type</text:span><text:span text:style-name="T73">(f) = q</text:span><text:span text:style-name="T20">f</text:span><text:span text:style-name="T73"> </text:span><text:span text:style-name="T19"><text:s text:c="8"/></text:span><text:span text:style-name="T84">q = </text:span><text:span text:style-name="T72">q</text:span><text:span text:style-name="T26">x</text:span><text:span text:style-name="T19"> </text:span><text:span text:style-name="T73">⊳ q</text:span><text:span text:style-name="T20">f </text:span></text:p>
      <text:p text:style-name="P92"/>
      <text:p text:style-name="P70"><draw:custom-shape text:anchor-type="paragraph" draw:z-index="7" draw:name="Shape2" draw:style-name="gr2" draw:text-style-name="P114"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5">if k</text:span><text:span text:style-name="T47">x</text:span><text:span text:style-name="T15"> = initialized</text:span></text:p>
      <text:p text:style-name="P59">k = <text:s/></text:p>
      <text:p text:style-name="P90"><text:span text:style-name="T113"><text:s text:c="12"/></text:span><text:span text:style-name="T120">unknown</text:span><text:span text:style-name="T119">initialized <text:s text:c="9"/></text:span><text:span text:style-name="T113">otherwise</text:span><text:span text:style-name="T85"> </text:span></text:p>
      <text:p text:style-name="P38"><draw:line text:anchor-type="paragraph" draw:z-index="6" draw:name="Shape1" draw:style-name="gr1" draw:text-style-name="P113" svg:x1="-0.302cm" svg:y1="0.364cm" svg:x2="12.345cm" svg:y2="0.36cm"><text:p/></draw:line> <text:s text:c="118"/>( T-<text:span text:style-name="T154">FLD</text:span> )</text:p>
      <text:p text:style-name="P4"><text:span text:style-name="T146"><text:s text:c="32"/>Γ </text:span><text:span text:style-name="T149">⊢</text:span><text:span text:style-name="T146"> </text:span><text:span text:style-name="T151">x</text:span><text:span text:style-name="T150">.f : </text:span><text:span text:style-name="T151">k</text:span><text:span text:style-name="T52"> </text:span><text:span text:style-name="T124">q</text:span></text:p>
      <text:p text:style-name="P25"/>
      <text:p text:style-name="P25">Figure 2 Expression typing</text:p>
      <text:p text:style-name="P25"/>
      <text:p text:style-name="P25"/>
      <text:p text:style-name="P25"/>
      <text:p text:style-name="P79"><text:span text:style-name="T1"><text:tab/><text:tab/>Γ </text:span><text:span text:style-name="T3">⊢ </text:span><text:span text:style-name="T7">e</text:span><text:span text:style-name="T1"> = </text:span><text:span text:style-name="T8">t</text:span><text:span text:style-name="T27">e</text:span><text:span text:style-name="T19"> <text:s text:c="8"/></text:span><text:span text:style-name="T88">t</text:span><text:span text:style-name="T27">e</text:span><text:span text:style-name="T19"> <text:s/></text:span><text:span text:style-name="T82">&lt;: </text:span><text:span text:style-name="T19"><text:s/></text:span><text:span text:style-name="T72">Γ(x) <text:s/></text:span></text:p>
      <text:p text:style-name="P36"><draw:line text:anchor-type="paragraph" draw:z-index="8" draw:name="Shape1" draw:style-name="gr1" draw:text-style-name="P113" svg:x1="-0.254cm" svg:y1="0.364cm" svg:x2="10.31cm" svg:y2="0.355cm"><text:p/></draw:line> <text:s text:c="118"/>( T-VAR<text:span text:style-name="T142">ASS</text:span> )</text:p>
      <text:p text:style-name="P21"><text:s text:c="30"/>Γ <text:span text:style-name="T131">⊢</text:span> x = <text:span text:style-name="T169">e</text:span></text:p>
      <text:p text:style-name="P23"/>
      <text:p text:style-name="P23"/>
      <text:p text:style-name="P23"/>
      <text:p text:style-name="P23"/>
      <text:p text:style-name="P76"><text:span text:style-name="T1">Γ(x) = <text:s/></text:span><text:span text:style-name="T5">k</text:span><text:span text:style-name="T25">x </text:span><text:span text:style-name="T1">q</text:span><text:span text:style-name="T19">x <text:s text:c="7"/></text:span><text:span text:style-name="T72">Γ(y) = <text:s/></text:span><text:span text:style-name="T81">k</text:span><text:span text:style-name="T28">y</text:span><text:span text:style-name="T25"> </text:span><text:span text:style-name="T72">q</text:span><text:span text:style-name="T19">y <text:s text:c="8"/></text:span><text:span text:style-name="T73">typeof(f) = q</text:span><text:span text:style-name="T20">f</text:span><text:span text:style-name="T73"> </text:span><text:span text:style-name="T20"><text:s/></text:span></text:p>
      <text:p text:style-name="P85"><text:span text:style-name="T72">q</text:span><text:span text:style-name="T19">x</text:span><text:span text:style-name="T72"> <text:s/></text:span><text:span text:style-name="T87">= <text:s text:c="2"/></text:span><text:span text:style-name="T74">mutable ∨ </text:span></text:p>
      <text:p text:style-name="P85"><text:span text:style-name="T87">(</text:span><text:span text:style-name="T86">k</text:span><text:span text:style-name="T29">x</text:span><text:span text:style-name="T86"> =</text:span><text:span text:style-name="T75"> </text:span><text:span text:style-name="T86">underinitialized <text:s/></text:span><text:span text:style-name="T75">∧ </text:span><text:span text:style-name="T87">q</text:span><text:span text:style-name="T30">x</text:span><text:span text:style-name="T87"> = </text:span><text:span text:style-name="T86">immutable</text:span><text:span text:style-name="T87">) </text:span><text:span text:style-name="T74">∨</text:span></text:p>
      <text:p text:style-name="P85"><text:span text:style-name="T87">(</text:span><text:span text:style-name="T86">k</text:span><text:span text:style-name="T29">x</text:span><text:span text:style-name="T86"> =</text:span><text:span text:style-name="T75"> </text:span><text:span text:style-name="T86">underinitialized <text:s/></text:span><text:span text:style-name="T75">∧ </text:span><text:span text:style-name="T87">q</text:span><text:span text:style-name="T30">x</text:span><text:span text:style-name="T87"> = </text:span><text:span text:style-name="T86">polyimmutable</text:span><text:span text:style-name="T87">)</text:span></text:p>
      <text:p text:style-name="P78"><text:span text:style-name="T87">q</text:span><text:span text:style-name="T30">y <text:s/></text:span><text:span text:style-name="T87">&lt;: q</text:span><text:span text:style-name="T30">x .</text:span><text:span text:style-name="T73">⊳ q</text:span><text:span text:style-name="T20">f</text:span></text:p>
      <text:p text:style-name="P77"><text:span text:style-name="T86">k</text:span><text:span text:style-name="T29">x</text:span><text:span text:style-name="T86"> =</text:span><text:span text:style-name="T75"> </text:span><text:span text:style-name="T86">underinitialized </text:span><text:span text:style-name="T74">∨ </text:span><text:span text:style-name="T87">k</text:span><text:span text:style-name="T30">y</text:span><text:span text:style-name="T87"> = initialized</text:span></text:p>
      <text:p text:style-name="P39"><draw:line text:anchor-type="paragraph" draw:z-index="0" draw:name="Shape1" draw:style-name="gr1" draw:text-style-name="P113" svg:x1="-0.254cm" svg:y1="0.483cm" svg:x2="14.43cm" svg:y2="0.483cm"><text:p/></draw:line> <text:s text:c="119"/></text:p>
      <text:p text:style-name="P39"><text:tab/><text:tab/><text:tab/><text:tab/><text:tab/><text:tab/><text:tab/><text:tab/><text:tab/><text:tab/> <text:s text:c="18"/>( T-<text:span text:style-name="T142">FLDASS</text:span>) </text:p>
      <text:p text:style-name="P87"><text:span text:style-name="T2"><text:s text:c="30"/><text:tab/><text:tab/><text:tab/>Γ </text:span><text:span text:style-name="T3">⊢</text:span><text:span text:style-name="T2"> x.</text:span><text:span text:style-name="T1">f</text:span><text:span text:style-name="T2"> = </text:span><text:span text:style-name="T4">y <text:s text:c="37"/></text:span></text:p>
      <text:p text:style-name="P22"/>
      <text:p text:style-name="P22"/>
      <text:p text:style-name="P22"/>
      <text:p text:style-name="P22"/>
      <text:p text:style-name="P22"/>
      <text:p text:style-name="P80"><text:span text:style-name="T1">Γ(x) = </text:span><text:span text:style-name="T5">k</text:span><text:span text:style-name="T25">x <text:s/></text:span><text:span text:style-name="T1">q</text:span><text:span text:style-name="T19">x <text:s text:c="9"/></text:span><text:span text:style-name="T1">Γ(y) = </text:span><text:span text:style-name="T81">k</text:span><text:span text:style-name="T28">y</text:span><text:span text:style-name="T1"> q</text:span><text:span text:style-name="T19">y <text:s text:c="7"/></text:span><text:span text:style-name="T72">Γ(</text:span><text:span text:style-name="T96">z</text:span><text:span text:style-name="T72">) = </text:span><text:span text:style-name="T96">k</text:span><text:span text:style-name="T31">z</text:span><text:span text:style-name="T28"> </text:span><text:span text:style-name="T96">q</text:span><text:span text:style-name="T21">z</text:span><text:span text:style-name="T76"> </text:span><text:span text:style-name="T19"><text:s text:c="6"/></text:span><text:span text:style-name="T73">typeof(</text:span><text:span text:style-name="T76">m</text:span><text:span text:style-name="T108">d</text:span><text:span text:style-name="T73">) = </text:span><text:span text:style-name="T89">k</text:span><text:span text:style-name="T32">this</text:span><text:span text:style-name="T89"> </text:span><text:span text:style-name="T73">q</text:span><text:span text:style-name="T21">this</text:span><text:span text:style-name="T76">, </text:span><text:span text:style-name="T96">k</text:span><text:span text:style-name="T32">p</text:span><text:span text:style-name="T89"> </text:span><text:span text:style-name="T96">q</text:span><text:span text:style-name="T21">p</text:span><text:span text:style-name="T76"> →</text:span><text:span text:style-name="T89">k</text:span><text:span text:style-name="T32">ret</text:span><text:span text:style-name="T89"> </text:span><text:span text:style-name="T76">q</text:span><text:span text:style-name="T21">ret</text:span><text:span text:style-name="T73"> </text:span><text:span text:style-name="T19"><text:s text:c="2"/></text:span></text:p>
      <text:p text:style-name="P80"><text:span text:style-name="T90">k</text:span><text:span text:style-name="T33">y <text:s/></text:span><text:span text:style-name="T90">&lt;: k</text:span><text:span text:style-name="T33">this <text:s text:c="4"/></text:span><text:span text:style-name="T19"><text:s text:c="12"/></text:span><text:span text:style-name="T96">k</text:span><text:span text:style-name="T33">z <text:s/></text:span><text:span text:style-name="T90">&lt;: </text:span><text:span text:style-name="T96">k</text:span><text:span text:style-name="T33">p <text:s text:c="15"/></text:span><text:span text:style-name="T19"><text:s/></text:span><text:span text:style-name="T90">k</text:span><text:span text:style-name="T33">ret <text:s/></text:span><text:span text:style-name="T90">&lt;: k</text:span><text:span text:style-name="T33">x</text:span></text:p>
      <text:p text:style-name="P72"><text:span text:style-name="T19"><text:s/></text:span><text:span text:style-name="T72">q</text:span><text:span text:style-name="T19">y </text:span><text:span text:style-name="T72">&lt;:</text:span><text:span text:style-name="T19"> </text:span><text:span text:style-name="T73"><text:s/>q</text:span><text:span text:style-name="T45">y</text:span><text:span text:style-name="T21"> </text:span><text:span text:style-name="T73">⊳</text:span><text:span text:style-name="T72"> q</text:span><text:span text:style-name="T21">this <text:s text:c="25"/></text:span><text:span text:style-name="T96">q</text:span><text:span text:style-name="T21">z</text:span><text:span text:style-name="T19"> </text:span><text:span text:style-name="T72">&lt;:</text:span><text:span text:style-name="T19"> </text:span><text:span text:style-name="T73"><text:s/>q</text:span><text:span text:style-name="T45">y</text:span><text:span text:style-name="T21"> </text:span><text:span text:style-name="T73">⊳</text:span><text:span text:style-name="T72"> </text:span><text:span text:style-name="T96">q</text:span><text:span text:style-name="T21">p <text:s text:c="20"/></text:span><text:span text:style-name="T72">q</text:span><text:span text:style-name="T45">y</text:span><text:span text:style-name="T19"> <text:s/></text:span><text:span text:style-name="T73">⊳ q</text:span><text:span text:style-name="T22">ret</text:span><text:span text:style-name="T20"> </text:span><text:span text:style-name="T72">&lt;: q</text:span><text:span text:style-name="T19">x</text:span></text:p>
      <text:p text:style-name="P37"><draw:line text:anchor-type="paragraph" draw:z-index="2" draw:name="Shape1" draw:style-name="gr1" draw:text-style-name="P113" svg:x1="-0.254cm" svg:y1="0.483cm" svg:x2="14.642cm" svg:y2="0.483cm"><text:p/></draw:line> <text:s text:c="120"/>( T-<text:span text:style-name="T170">CALL</text:span> )</text:p>
      <text:p text:style-name="P88"><text:span text:style-name="T78"><text:s text:c="42"/>Γ </text:span><text:span text:style-name="T73">⊢</text:span><text:span text:style-name="T78"> x = </text:span><text:span text:style-name="T79">y.</text:span><text:span text:style-name="T76">m(</text:span><text:span text:style-name="T96">z</text:span><text:span text:style-name="T76">)</text:span></text:p>
      <text:p text:style-name="P46"/>
      <text:p text:style-name="P46"/>
      <text:p text:style-name="P46"><text:soft-page-break/></text:p>
      <text:p text:style-name="P89"><text:span text:style-name="T109">k</text:span><text:span text:style-name="T108">d</text:span><text:span text:style-name="T105"> in C <text:s text:c="9"/>C &lt;: D <text:s text:c="7"/></text:span><text:span text:style-name="T73">typeof</text:span><text:span text:style-name="T110">(</text:span><text:span text:style-name="T109">D</text:span><text:span text:style-name="T73">) = </text:span><text:span text:style-name="T93">k</text:span><text:span text:style-name="T34">p-</text:span><text:span text:style-name="T41">D</text:span><text:span text:style-name="T73"> </text:span><text:span text:style-name="T94">q</text:span><text:span text:style-name="T35">p-</text:span><text:span text:style-name="T36">D</text:span><text:span text:style-name="T77"> </text:span><text:span text:style-name="T76">→ q</text:span><text:span text:style-name="T21">ret-</text:span><text:span text:style-name="T40">D</text:span><text:span text:style-name="T73"> </text:span><text:span text:style-name="T44"><text:s text:c="11"/></text:span><text:span text:style-name="T73">typeof(</text:span><text:span text:style-name="T109">kd</text:span><text:span text:style-name="T73">) = </text:span><text:span text:style-name="T93">_ _</text:span><text:span text:style-name="T77"> <text:s text:c="3"/></text:span><text:span text:style-name="T76">→q</text:span><text:span text:style-name="T21">ret-</text:span><text:span text:style-name="T40">C</text:span></text:p>
      <text:p text:style-name="P104"><draw:custom-shape text:anchor-type="paragraph" draw:z-index="18" draw:name="Shape2" draw:style-name="gr3" draw:text-style-name="P114" svg:width="0.53cm" svg:height="1.167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40"> <text:s text:c="43"/>_ <text:s text:c="34"/></text:span><text:span text:style-name="T117">if</text:span><text:span text:style-name="T112"> <text:s/></text:span><text:span text:style-name="T76">q</text:span><text:span text:style-name="T21">ret-</text:span><text:span text:style-name="T40">D </text:span><text:span text:style-name="T112">= </text:span><text:span text:style-name="T117">polyimmutable </text:span><text:span text:style-name="T118">∨ </text:span><text:span text:style-name="T117">mutable</text:span></text:p>
      <text:p text:style-name="P105"><text:span text:style-name="T13">q</text:span><text:span text:style-name="T21">ret-</text:span><text:span text:style-name="T46">C</text:span><text:span text:style-name="T40"> </text:span><text:span text:style-name="T14">= </text:span></text:p>
      <text:p text:style-name="P106"><text:s text:c="18"/><text:span text:style-name="T209">immutable </text:span><text:s text:c="11"/><text:span text:style-name="T167">otherwise</text:span><text:span text:style-name="T162"> <text:s/></text:span><text:s/></text:p>
      <text:p text:style-name="P106"><text:span text:style-name="T210">Γ(z) = k</text:span><text:span text:style-name="T68">z</text:span><text:span text:style-name="T212"> q</text:span><text:span text:style-name="T68">z <text:s text:c="59"/></text:span><text:span text:style-name="T178">k</text:span><text:span text:style-name="T69">z</text:span><text:span text:style-name="T213"> &lt;: </text:span><text:span text:style-name="T178">k</text:span><text:span text:style-name="T69">p-</text:span><text:span text:style-name="T70">D</text:span><text:span text:style-name="T67"> <text:s text:c="66"/></text:span><text:span text:style-name="T179">q</text:span><text:span text:style-name="T68">z</text:span><text:span text:style-name="T211"> &lt;: q</text:span><text:span text:style-name="T57">ret-</text:span><text:span text:style-name="T67">C </text:span><text:span text:style-name="T131">⊳ </text:span><text:span text:style-name="T179">q</text:span><text:span text:style-name="T68">p-</text:span><text:span text:style-name="T70">D</text:span><text:span text:style-name="T68"> <text:s text:c="2"/></text:span><text:s text:c="93"/></text:p>
      <text:p text:style-name="P107"><draw:line text:anchor-type="paragraph" draw:z-index="13" draw:name="Shape1" draw:style-name="gr1" draw:text-style-name="P113" svg:x1="-0.326cm" svg:y1="0.333cm" svg:x2="16.66cm" svg:y2="0.333cm"><text:p/></draw:line><text:span text:style-name="T145"> <text:s text:c="136"/></text:span></text:p>
      <text:p text:style-name="P107"><text:span text:style-name="T145"><text:s text:c="44"/>Γ ⊢ super(</text:span><text:span text:style-name="T172">z</text:span><text:span text:style-name="T186">) in kd <text:s text:c="46"/>( T-SUPER ) <text:s text:c="39"/></text:span></text:p>
      <text:p text:style-name="P57"/>
      <text:p text:style-name="P109">* <text:span text:style-name="T168">Note: </text:span><text:span text:style-name="T214">In real Java code, one class can have multiple overloaded consturctors. One constructor can invoke the other by “this(..., ...)”. </text:span><text:span text:style-name="T215">The type rule T-THIS is </text:span><text:span text:style-name="T216">very much</text:span><text:span text:style-name="T215"> the same as T-SUPER except </text:span><text:span text:style-name="T217">that </text:span><text:span text:style-name="T218">the constructor invoked by </text:span><text:span text:style-name="T215">“this(</text:span><text:span text:style-name="T214">..., ...</text:span><text:span text:style-name="T215">)” comes from the same class.</text:span></text:p>
      <text:p text:style-name="P57"/>
      <text:p text:style-name="P57"/>
      <text:p text:style-name="P57"/>
      <text:p text:style-name="P57"/>
      <text:p text:style-name="P73"><text:span text:style-name="T1"><text:s text:c="3"/>Γ(x) = </text:span><text:span text:style-name="T9">k</text:span><text:span text:style-name="T34">x</text:span><text:span text:style-name="T9"> </text:span><text:span text:style-name="T1">q</text:span><text:span text:style-name="T19">x <text:s text:c="7"/></text:span><text:span text:style-name="T72">Γ(</text:span><text:span text:style-name="T92">y</text:span><text:span text:style-name="T72">) = </text:span><text:span text:style-name="T93">k</text:span><text:span text:style-name="T34">y</text:span><text:span text:style-name="T91"> </text:span><text:span text:style-name="T92">q</text:span><text:span text:style-name="T19">y <text:s text:c="8"/></text:span><text:span text:style-name="T73">typeof(</text:span><text:span text:style-name="T77">C</text:span><text:span text:style-name="T73">) = </text:span><text:span text:style-name="T97">k</text:span><text:span text:style-name="T42">p</text:span><text:span text:style-name="T103"> </text:span><text:span text:style-name="T94">q</text:span><text:span text:style-name="T35">p</text:span><text:span text:style-name="T77"> </text:span><text:span text:style-name="T76">→q</text:span><text:span text:style-name="T21">ret</text:span><text:span text:style-name="T73"> <text:s/></text:span><text:span text:style-name="T19"><text:s text:c="3"/></text:span></text:p>
      <text:p text:style-name="P86"><text:span text:style-name="T19"><text:s text:c="6"/></text:span><text:span text:style-name="T92">q</text:span><text:span text:style-name="T19">y <text:s/></text:span><text:span text:style-name="T72">&lt;: q</text:span><text:span text:style-name="T19"> </text:span><text:span text:style-name="T73">⊳ </text:span><text:span text:style-name="T94">q</text:span><text:span text:style-name="T23">P</text:span><text:span text:style-name="T20"> <text:s text:c="8"/></text:span><text:span text:style-name="T72">q</text:span><text:span text:style-name="T19"> <text:s/></text:span><text:span text:style-name="T72">&lt;: q</text:span><text:span text:style-name="T19"> </text:span><text:span text:style-name="T73">⊳ q</text:span><text:span text:style-name="T23">ret <text:s text:c="6"/></text:span><text:span text:style-name="T72">q </text:span><text:span text:style-name="T19"><text:s/></text:span><text:span text:style-name="T74">= mutable</text:span><text:span text:style-name="T72"> </text:span><text:span text:style-name="T74">∨</text:span><text:span text:style-name="T75"> </text:span><text:span text:style-name="T99">q = </text:span><text:span text:style-name="T77">immutable </text:span><text:span text:style-name="T74">∨</text:span><text:span text:style-name="T75"> </text:span><text:span text:style-name="T99">q = </text:span><text:span text:style-name="T111">poly</text:span><text:span text:style-name="T77">immutable</text:span></text:p>
      <text:p text:style-name="P63"/>
      <text:p text:style-name="P73"><text:span text:style-name="T77"><text:s text:c="4"/></text:span><text:span text:style-name="T98">k</text:span><text:span text:style-name="T37">y</text:span><text:span text:style-name="T104"> &lt;: </text:span><text:span text:style-name="T98">k</text:span><text:span text:style-name="T43">p</text:span></text:p>
      <text:p text:style-name="P81"><draw:custom-shape text:anchor-type="paragraph" draw:z-index="9" draw:name="Shape2" draw:style-name="gr3" draw:text-style-name="P114"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7"><text:tab/> <text:s text:c="45"/></text:span><text:span text:style-name="T100">initialized <text:s text:c="4"/></text:span><text:span text:style-name="T38"><text:s/></text:span><text:span text:style-name="T114">if </text:span><text:span text:style-name="T115">k</text:span><text:span text:style-name="T49">p</text:span><text:span text:style-name="T48"> </text:span><text:span text:style-name="T114">= initialized</text:span></text:p>
      <text:p text:style-name="P81"><text:span text:style-name="T77"><text:s text:c="4"/></text:span><text:span text:style-name="T80">q <text:s/>&lt;: <text:s/>q</text:span><text:span text:style-name="T24">x </text:span><text:span text:style-name="T38"><text:s/></text:span><text:span text:style-name="T100"><text:s text:c="2"/>k &lt;: k</text:span><text:span text:style-name="T38">x <text:s text:c="18"/></text:span><text:span text:style-name="T100">k =</text:span></text:p>
      <text:p text:style-name="P74"><text:span text:style-name="T24"><text:tab/><text:tab/><text:tab/><text:tab/><text:tab/> <text:s text:c="9"/></text:span><text:span text:style-name="T101">underinitialized <text:s text:c="3"/></text:span><text:span text:style-name="T116">otherwise</text:span></text:p>
      <text:p text:style-name="P74"><draw:line text:anchor-type="paragraph" draw:z-index="3" draw:name="Shape1" draw:style-name="gr1" draw:text-style-name="P113" svg:x1="-0.307cm" svg:y1="0.043cm" svg:x2="14.518cm" svg:y2="0.018cm"><text:p/></draw:line><text:span text:style-name="T24"> <text:s text:c="207"/></text:span><text:span text:style-name="T80"><text:s text:c="2"/></text:span><text:span text:style-name="T100">(T-NEW)</text:span></text:p>
      <text:p text:style-name="P82"><text:span text:style-name="T72"><text:s text:c="38"/>Γ </text:span><text:span text:style-name="T73">⊢</text:span><text:span text:style-name="T72"> x </text:span><text:span text:style-name="T77">= new q C(</text:span><text:span text:style-name="T95">y</text:span><text:span text:style-name="T77">)</text:span><text:span text:style-name="T79"> <text:s text:c="34"/></text:span></text:p>
      <text:p text:style-name="P47"/>
      <text:p text:style-name="P47"/>
      <text:p text:style-name="P47"/>
      <text:p text:style-name="P47"/>
      <text:p text:style-name="P83"><text:span text:style-name="T1"><text:tab/><text:tab/> <text:s text:c="3"/>Γ </text:span><text:span text:style-name="T3">⊢ </text:span><text:span text:style-name="T10">s</text:span><text:span text:style-name="T39">1</text:span><text:span text:style-name="T19"> <text:s text:c="7"/></text:span><text:span text:style-name="T72">Γ </text:span><text:span text:style-name="T73">⊢ </text:span><text:span text:style-name="T102">s</text:span><text:span text:style-name="T39">2</text:span><text:span text:style-name="T72"> </text:span><text:span text:style-name="T19"><text:s/></text:span></text:p>
      <text:p text:style-name="P41"><draw:line text:anchor-type="paragraph" draw:z-index="11" draw:name="Shape1" draw:style-name="gr1" draw:text-style-name="P113" svg:x1="-0.254cm" svg:y1="0.364cm" svg:x2="10.31cm" svg:y2="0.355cm"><text:p/></draw:line> <text:s text:c="122"/>(T-<text:span text:style-name="T184">SEQ</text:span> )</text:p>
      <text:p text:style-name="P41"><text:s text:c="30"/>Γ <text:span text:style-name="T131">⊢</text:span> <text:span text:style-name="T184">s</text:span><text:span text:style-name="T53">1</text:span><text:span text:style-name="T184">;s</text:span><text:span text:style-name="T53">2</text:span></text:p>
      <text:p text:style-name="P47"/>
      <text:p text:style-name="P47"/>
      <text:p text:style-name="P47"/>
      <text:p text:style-name="P65">Figure <text:span text:style-name="T192">3</text:span> <text:span text:style-name="T192">Statement</text:span> typing</text:p>
      <text:p text:style-name="P47"/>
      <text:p text:style-name="P64"/>
      <text:p text:style-name="P64"/>
      <text:p text:style-name="P64"/>
      <text:p text:style-name="P64"/>
      <text:p text:style-name="P64"><text:soft-page-break/>Well-formdness Rules</text:p>
      <text:p text:style-name="P64"/>
      <text:p text:style-name="P62"><text:s/><text:span text:style-name="T201">fType(f) ≠ mutable <text:s text:c="7"/>C &lt;: D <text:s text:c="7"/>f ∉fields(D) </text:span></text:p>
      <text:p text:style-name="P51"><draw:line text:anchor-type="paragraph" draw:z-index="17" draw:name="Shape1" draw:style-name="gr1" draw:text-style-name="P113" svg:x1="-0.307cm" svg:y1="0.443cm" svg:x2="12.21cm" svg:y2="0.395cm"><text:p/></draw:line> <text:s text:c="122"/><text:span text:style-name="T188">(WF-FLD)</text:span> <text:s text:c="10"/></text:p>
      <text:p text:style-name="P44"><text:tab/><text:tab/><text:tab/><text:span text:style-name="T131">⊢</text:span><text:span text:style-name="T66">C</text:span><text:span text:style-name="T131"> <text:s/>f is OK</text:span></text:p>
      <text:p text:style-name="P53"/>
      <text:p text:style-name="P53"/>
      <text:p text:style-name="P48"><draw:line text:anchor-type="paragraph" draw:z-index="12" draw:name="Shape1" draw:style-name="gr1" draw:text-style-name="P113" svg:x1="-0.307cm" svg:y1="0.443cm" svg:x2="11.296cm" svg:y2="0.418cm"><text:p/></draw:line> <text:s text:c="104"/><text:span text:style-name="T188">(WF-CONS-OBJECT)</text:span> <text:s text:c="10"/></text:p>
      <text:p text:style-name="P42"><text:tab/><text:tab/><text:tab/><text:span text:style-name="T131">⊢ </text:span><text:span text:style-name="T59">object</text:span><text:span text:style-name="T131"> kd is OK</text:span></text:p>
      <text:p text:style-name="P42"/>
      <text:p text:style-name="P42"/>
      <text:p text:style-name="P42"/>
      <text:p text:style-name="P56">cBody(<text:span text:style-name="T198">kd</text:span>) = super(<text:span text:style-name="T184">g</text:span>);<text:span text:style-name="T184">s <text:s text:c="7"/>typeof(kd) = </text:span><text:span text:style-name="T173">k</text:span><text:span text:style-name="T54">p</text:span><text:span text:style-name="T131"> </text:span><text:span text:style-name="T174">q</text:span><text:span text:style-name="T55">p</text:span><text:span text:style-name="T132"> →q</text:span><text:span text:style-name="T57">ret</text:span><text:span text:style-name="T131"> <text:s text:c="5"/>q</text:span><text:span text:style-name="T57">ret </text:span><text:span text:style-name="T200">≠ readonly</text:span></text:p>
      <text:p text:style-name="P55"><text:span text:style-name="T145">Γ = (this : underinitialized q</text:span><text:span text:style-name="T58">ret, <text:s/></text:span><text:span text:style-name="T187"><text:s/></text:span><text:span text:style-name="T175">p</text:span><text:span text:style-name="T187"> : </text:span><text:span text:style-name="T173">k</text:span><text:span text:style-name="T54">p</text:span><text:span text:style-name="T131"> </text:span><text:span text:style-name="T174">q</text:span><text:span text:style-name="T55">p</text:span><text:span text:style-name="T181">, </text:span><text:span text:style-name="T176">y</text:span><text:span text:style-name="T180"> : </text:span><text:span text:style-name="T176">k</text:span><text:span text:style-name="T56">local</text:span><text:span text:style-name="T180"> </text:span><text:span text:style-name="T176">q</text:span><text:span text:style-name="T56">local</text:span><text:span text:style-name="T187">) <text:s text:c="3"/>Γ <text:s/>⊢ </text:span><text:span text:style-name="T18"><text:s/></text:span><text:span text:style-name="T185">super(</text:span><text:span text:style-name="T177">y</text:span><text:span text:style-name="T185">) in kd <text:s text:c="3"/>Γ ⊢ s</text:span></text:p>
      <text:p text:style-name="P71"><draw:custom-shape text:anchor-type="paragraph" draw:z-index="15" draw:name="Shape2" draw:style-name="gr4" draw:text-style-name="P114" svg:width="0.53cm" svg:height="1.445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text:span><text:span text:style-name="T11">polyimmutable </text:span><text:span text:style-name="T12">or</text:span><text:span text:style-name="T11"> immutable</text:span><text:span text:style-name="T6"> <text:s text:c="7"/></text:span><text:span text:style-name="T15">if </text:span><text:span text:style-name="T16">q</text:span><text:span text:style-name="T50">ret</text:span><text:span text:style-name="T15"> = </text:span><text:span text:style-name="T16">polyimmutable </text:span><text:span text:style-name="T17">or </text:span><text:span text:style-name="T16">q</text:span><text:span text:style-name="T50">ret</text:span><text:span text:style-name="T15"> = </text:span><text:span text:style-name="T16">immutable</text:span></text:p>
      <text:p text:style-name="P60"><text:span text:style-name="T174">q</text:span><text:span text:style-name="T55">p</text:span> = <text:s/></text:p>
      <text:p text:style-name="P60"><text:span text:style-name="T164"><text:s text:c="13"/></text:span><text:span text:style-name="T165">_ <text:s text:c="51"/>otherwise</text:span></text:p>
      <text:p text:style-name="P47"><draw:line text:anchor-type="paragraph" draw:z-index="10" draw:name="Shape1" draw:style-name="gr1" draw:text-style-name="P113" svg:x1="-0.307cm" svg:y1="0.443cm" svg:x2="14.518cm" svg:y2="0.418cm"><text:p/></draw:line> <text:s text:c="120"/><text:span text:style-name="T188">(WF-CONS)</text:span></text:p>
      <text:p text:style-name="P40"><text:tab/><text:tab/><text:tab/> <text:s text:c="13"/><text:span text:style-name="T131">⊢</text:span><text:span text:style-name="T63">C</text:span><text:span text:style-name="T131"> kd is OK</text:span></text:p>
      <text:p text:style-name="P40"/>
      <text:p text:style-name="P43"><text:span text:style-name="T163">Note</text:span><text:span text:style-name="T193">: <text:s/></text:span><text:s/><text:span text:style-name="T131">⊢</text:span><text:span text:style-name="T63">C</text:span><text:span text:style-name="T60"> </text:span><text:span text:style-name="T64">kd</text:span><text:span text:style-name="T189"> reads “constructor kd in class C is well-formed”.</text:span></text:p>
      <text:p text:style-name="P61"/>
      <text:p text:style-name="P61"><text:tab/>Only allowing polyimmutable and immutable constructor parameter types in polyimmutable and immutable constructor allows readonly field to be safe, i.e., no aliased mutable objects will be captured by readonly fields of an immutable object and break the immutability contract.</text:p>
      <text:p text:style-name="P49"/>
      <text:p text:style-name="P54"/>
      <text:p text:style-name="P54"/>
      <text:p text:style-name="P54"><text:span text:style-name="T190">m</text:span>Body(<text:span text:style-name="T190">md</text:span>) = <text:span text:style-name="T184">s;return z <text:s text:c="7"/>typeof(md) = k</text:span><text:span text:style-name="T61">this</text:span><text:span text:style-name="T171"> q</text:span><text:span text:style-name="T57">this</text:span><text:span text:style-name="T186">, </text:span><text:span text:style-name="T172">k</text:span><text:span text:style-name="T61">p</text:span><text:span text:style-name="T171"> </text:span><text:span text:style-name="T172">q</text:span><text:span text:style-name="T57">p</text:span><text:span text:style-name="T186"> →t</text:span><text:span text:style-name="T57">ret</text:span><text:span text:style-name="T184"> </text:span></text:p>
      <text:p text:style-name="P54"><text:span text:style-name="T145">Γ = (this : k</text:span><text:span text:style-name="T62">this</text:span><text:span text:style-name="T145"> q</text:span><text:span text:style-name="T62">this</text:span><text:span text:style-name="T190">,</text:span><text:span text:style-name="T58"> </text:span><text:span text:style-name="T187"><text:s/></text:span><text:span text:style-name="T175">p</text:span><text:span text:style-name="T187"> : </text:span><text:span text:style-name="T173">k</text:span><text:span text:style-name="T54">p</text:span><text:span text:style-name="T131"> </text:span><text:span text:style-name="T174">q</text:span><text:span text:style-name="T55">p</text:span><text:span text:style-name="T181">, </text:span><text:span text:style-name="T55"><text:s/></text:span><text:span text:style-name="T176">y</text:span><text:span text:style-name="T180"> : </text:span><text:span text:style-name="T176">k</text:span><text:span text:style-name="T56">local</text:span><text:span text:style-name="T180"> </text:span><text:span text:style-name="T176">q</text:span><text:span text:style-name="T56">local</text:span><text:span text:style-name="T187">) <text:s text:c="3"/>Γ <text:s/>⊢ </text:span><text:span text:style-name="T18"><text:s/></text:span><text:span text:style-name="T190">s <text:s text:c="2"/>Γ(z) &lt;: t</text:span><text:span text:style-name="T62">ret</text:span></text:p>
      <text:p text:style-name="P93">Return type is <text:span text:style-name="T206">p</text:span>oly<text:span text:style-name="T207">i</text:span>mmutable =&gt; "this" is <text:span text:style-name="T205">initialized p</text:span>oly<text:span text:style-name="T207">i</text:span>mmutable <text:span text:style-name="T204">∨</text:span> "this" is underinitialized <text:s/>_</text:p>
      <text:p text:style-name="P52"><draw:line text:anchor-type="paragraph" draw:z-index="14" draw:name="Shape1" draw:style-name="gr1" draw:text-style-name="P113" svg:x1="-0.307cm" svg:y1="0.443cm" svg:x2="14.518cm" svg:y2="0.418cm"><text:p/></draw:line> <text:s text:c="120"/><text:span text:style-name="T188">(WF-METH)</text:span></text:p>
      <text:p text:style-name="P84"><text:span text:style-name="T72"><text:tab/><text:tab/><text:tab/> <text:s text:c="13"/></text:span><text:span text:style-name="T73">⊢ </text:span><text:span text:style-name="T106">m</text:span><text:span text:style-name="T107">d</text:span><text:span text:style-name="T73"> is OK</text:span></text:p>
      <text:p text:style-name="P67"/>
      <text:p text:style-name="P67"/>
      <text:p text:style-name="P45"><text:span text:style-name="T131"><text:s text:c="11"/>⊢</text:span><text:span text:style-name="T66">C</text:span><text:span text:style-name="T131"> <text:s/></text:span><text:span text:style-name="T174">f</text:span><text:span text:style-name="T131"> is OK <text:s text:c="13"/>⊢</text:span><text:span text:style-name="T65">C</text:span><text:span text:style-name="T131"> kd is OK <text:s text:c="17"/>⊢ </text:span><text:span text:style-name="T174">md</text:span><text:span text:style-name="T131"> is OK</text:span></text:p>
      <text:p text:style-name="P50"><draw:line text:anchor-type="paragraph" draw:z-index="16" draw:name="Shape1" draw:style-name="gr1" draw:text-style-name="P113" svg:x1="-0.307cm" svg:y1="0.443cm" svg:x2="14.518cm" svg:y2="0.418cm"><text:p/></draw:line> <text:s text:c="119"/><text:span text:style-name="T188">(WF-CLASS) <text:s text:c="17"/></text:span></text:p>
      <text:p text:style-name="P50"><text:span text:style-name="T199"><text:s text:c="44"/></text:span><text:span text:style-name="T160">⊢ </text:span><text:span text:style-name="T161">C </text:span><text:span text:style-name="T160">is OK</text:span></text:p>
      <text:p text:style-name="P68"/>
      <text:p text:style-name="P66"><text:span text:style-name="T73">Figure </text:span><text:span text:style-name="T194">4</text:span><text:span text:style-name="T73"> </text:span><text:span text:style-name="T194">Well-formdness</text:span><text:span text:style-name="T73"> typ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8-21T23:52:07.539063859</dc:date>
    <meta:editing-duration>PT11H11M48S</meta:editing-duration>
    <meta:editing-cycles>230</meta:editing-cycles>
    <meta:generator>LibreOffice/5.1.4.2$Linux_X86_64 LibreOffice_project/10m0$Build-2</meta:generator>
    <meta:document-statistic meta:table-count="0" meta:image-count="0" meta:object-count="1" meta:page-count="5" meta:paragraph-count="119" meta:word-count="891" meta:character-count="8417" meta:non-whitespace-character-count="37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2.58mm"/>
    </style:style>
    <style:style style:name="co3" style:family="table-column">
      <style:table-column-properties fo:break-before="auto" style:column-width="46.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mm"/>
      <style:text-properties style:text-position="" style:font-name="Liberation Sans1" style:font-name-asian="Liberation Sans1" style:font-name-complex="Liberation Sans1"/>
    </style:style>
    <style:style style:name="ce5" style:family="table-cell" style:parent-style-name="Default">
      <style:table-cell-properties style:text-align-source="fix" style:repeat-content="false"/>
      <style:paragraph-properties fo:text-align="center" fo:margin-left="0mm"/>
      <style:text-properties style:text-position=""/>
    </style:style>
    <style:style style:name="ce6" style:family="table-cell" style:parent-style-name="Default">
      <style:text-properties style:text-position="" style:font-name="Liberation Sans1" style:font-name-asian="Liberation Sans1" style:font-name-complex="Liberation Sans1"/>
    </style:style>
    <style:style style:name="ce7"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ext-properties style:font-name="Liberation Sans1" style:font-name-asian="Liberation Sans1" style:font-name-complex="Liberation Sans1"/>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2">
          <table:table-cell table:number-columns-repeated="5"/>
        </table:table-row>
        <table:table-row table:style-name="ro1">
          <table:table-cell/>
          <table:table-cell office:value-type="string" calcext:value-type="string">
            <text:p>Mutable</text:p>
          </table:table-cell>
          <table:table-cell office:value-type="string" calcext:value-type="string">
            <text:p>Immutable</text:p>
          </table:table-cell>
          <table:table-cell office:value-type="string" calcext:value-type="string">
            <text:p>PolyImmutable</text:p>
          </table:table-cell>
          <table:table-cell office:value-type="string" calcext:value-type="string">
            <text:p>Readonly</text:p>
          </table:table-cell>
        </table:table-row>
        <table:table-row table:style-name="ro1">
          <table:table-cell office:value-type="string" calcext:value-type="string">
            <text:p>UnderInitialized</text:p>
          </table:table-cell>
          <table:table-cell table:number-columns-repeated="3" table:style-name="ce7" office:value-type="string" calcext:value-type="string">
            <text:p>√</text:p>
          </table:table-cell>
          <table:table-cell table:style-name="ce8" office:value-type="string" calcext:value-type="string">
            <text:p>X</text:p>
          </table:table-cell>
        </table:table-row>
        <table:table-row table:style-name="ro1">
          <table:table-cell office:value-type="string" calcext:value-type="string">
            <text:p>Initialized</text:p>
          </table:table-cell>
          <table:table-cell table:style-name="ce7" office:value-type="string" calcext:value-type="string">
            <text:p>√</text:p>
          </table:table-cell>
          <table:table-cell table:number-columns-repeated="3" table:style-name="ce8" office:value-type="string" calcext:value-type="string">
            <text:p>X</text:p>
          </table:table-cell>
        </table:table-row>
        <table:table-row table:style-name="ro1">
          <table:table-cell office:value-type="string" calcext:value-type="string">
            <text:p>UnknownInitializaed</text:p>
          </table:table-cell>
          <table:table-cell table:style-name="ce7" office:value-type="string" calcext:value-type="string">
            <text:p>√</text:p>
          </table:table-cell>
          <table:table-cell table:number-columns-repeated="3" table:style-name="ce8" office:value-type="string" calcext:value-type="string">
            <text:p>X</text:p>
          </table:table-cell>
        </table:table-row>
        <table:table-row table:style-name="ro1">
          <table:table-cell table:number-columns-repeated="5"/>
        </table:table-row>
        <table:table-row table:style-name="ro1">
          <table:table-cell table:style-name="ce7"/>
          <table:table-cell/>
          <table:table-cell table:style-name="ce9" office:value-type="string" calcext:value-type="string">
            <text:p>√ means allowing assigning fields</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1:52:11.026445347">00:00:00</text:time></text:p>
        </style:region-right>
      </style:header>
      <style:header-left style:display="false"/>
      <style:footer>
        <text:p>Page <text:page-number>1</text:page-number> / <text:page-count>99</text:page-count></text:p>
      </style:footer>
      <style:footer-left style:display="false"/>
    </style:master-page>
  </office:master-styles>
</office:document-styles>
</file>